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77070cb" officeooo:paragraph-rsid="0b55b417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DejaVu Sans" officeooo:paragraph-rsid="124a81d0"/>
    </style:style>
    <style:style style:name="P14" style:family="paragraph" style:parent-style-name="Standard">
      <style:text-properties style:font-name="DejaVu Sans" officeooo:rsid="06d76c3a" officeooo:paragraph-rsid="0c9fa098"/>
    </style:style>
    <style:style style:name="P15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6d76c3a" officeooo:paragraph-rsid="11cc77e7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99674cc" officeooo:paragraph-rsid="112f21b6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5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6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4dfd06" style:font-weight-asian="bold" style:font-weight-complex="bold"/>
    </style:style>
    <style:style style:name="P4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3fbacf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ff810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0633dfd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6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8pt" fo:font-weight="bold" officeooo:rsid="0db04326" officeooo:paragraph-rsid="0dfffa01" style:font-size-asian="8pt" style:font-weight-asian="bold" style:font-size-complex="8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8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6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1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997e212" style:font-weight-asian="normal" style:font-weight-complex="normal"/>
    </style:style>
    <style:style style:name="T25" style:family="text">
      <style:text-properties fo:font-weight="normal" officeooo:rsid="099c19a4" style:font-weight-asian="normal" style:font-weight-complex="normal"/>
    </style:style>
    <style:style style:name="T26" style:family="text">
      <style:text-properties fo:font-weight="normal" officeooo:rsid="06d76c3a" style:font-weight-asian="normal" style:font-weight-complex="normal"/>
    </style:style>
    <style:style style:name="T27" style:family="text">
      <style:text-properties fo:font-weight="normal" officeooo:rsid="0ae38167" style:font-weight-asian="normal" style:font-weight-complex="normal"/>
    </style:style>
    <style:style style:name="T28" style:family="text">
      <style:text-properties fo:font-weight="normal" officeooo:rsid="0ae42245" style:font-weight-asian="normal" style:font-weight-complex="normal"/>
    </style:style>
    <style:style style:name="T29" style:family="text">
      <style:text-properties fo:font-weight="normal" officeooo:rsid="078a4f7f" style:font-weight-asian="normal" style:font-weight-complex="normal"/>
    </style:style>
    <style:style style:name="T30" style:family="text">
      <style:text-properties fo:font-weight="normal" officeooo:rsid="09376041" style:font-weight-asian="normal" style:font-weight-complex="normal"/>
    </style:style>
    <style:style style:name="T31" style:family="text">
      <style:text-properties fo:font-weight="normal" officeooo:rsid="076cbfaa" style:font-weight-asian="normal" style:font-weight-complex="normal"/>
    </style:style>
    <style:style style:name="T32" style:family="text">
      <style:text-properties fo:font-weight="normal" officeooo:rsid="0771f9c5" style:font-weight-asian="normal" style:font-weight-complex="normal"/>
    </style:style>
    <style:style style:name="T33" style:family="text">
      <style:text-properties fo:font-weight="normal" officeooo:rsid="082aad2e" style:font-weight-asian="normal" style:font-weight-complex="normal"/>
    </style:style>
    <style:style style:name="T34" style:family="text">
      <style:text-properties fo:font-weight="normal" officeooo:rsid="0b51e14d" style:font-weight-asian="normal" style:font-weight-complex="normal"/>
    </style:style>
    <style:style style:name="T35" style:family="text">
      <style:text-properties fo:font-weight="normal" officeooo:rsid="0b50ebe3" style:font-weight-asian="normal" style:font-weight-complex="normal"/>
    </style:style>
    <style:style style:name="T36" style:family="text">
      <style:text-properties fo:font-weight="normal" officeooo:rsid="0b8a45cf" style:font-weight-asian="normal" style:font-weight-complex="normal"/>
    </style:style>
    <style:style style:name="T37" style:family="text">
      <style:text-properties fo:font-weight="normal" officeooo:rsid="0b8beb29" style:font-weight-asian="normal" style:font-weight-complex="normal"/>
    </style:style>
    <style:style style:name="T38" style:family="text">
      <style:text-properties fo:font-weight="normal" officeooo:rsid="0b8e806c" style:font-weight-asian="normal" style:font-weight-complex="normal"/>
    </style:style>
    <style:style style:name="T39" style:family="text">
      <style:text-properties fo:font-weight="normal" officeooo:rsid="0b8f9dca" style:font-weight-asian="normal" style:font-weight-complex="normal"/>
    </style:style>
    <style:style style:name="T40" style:family="text">
      <style:text-properties fo:font-weight="normal" officeooo:rsid="0b91232f" style:font-weight-asian="normal" style:font-weight-complex="normal"/>
    </style:style>
    <style:style style:name="T41" style:family="text">
      <style:text-properties fo:font-weight="normal" officeooo:rsid="0b931332" style:font-weight-asian="normal" style:font-weight-complex="normal"/>
    </style:style>
    <style:style style:name="T42" style:family="text">
      <style:text-properties fo:font-weight="normal" officeooo:rsid="0b9a03c2" style:font-weight-asian="normal" style:font-weight-complex="normal"/>
    </style:style>
    <style:style style:name="T43" style:family="text">
      <style:text-properties fo:font-weight="normal" officeooo:rsid="0b9b04cb" style:font-weight-asian="normal" style:font-weight-complex="normal"/>
    </style:style>
    <style:style style:name="T44" style:family="text">
      <style:text-properties fo:font-weight="normal" officeooo:rsid="0bc23b67" style:font-weight-asian="normal" style:font-weight-complex="normal"/>
    </style:style>
    <style:style style:name="T45" style:family="text">
      <style:text-properties fo:font-weight="normal" officeooo:rsid="098819c9" style:font-weight-asian="normal" style:font-weight-complex="normal"/>
    </style:style>
    <style:style style:name="T46" style:family="text">
      <style:text-properties fo:font-weight="normal" officeooo:rsid="08235ec5" style:font-weight-asian="normal" style:font-weight-complex="normal"/>
    </style:style>
    <style:style style:name="T47" style:family="text">
      <style:text-properties fo:font-weight="normal" officeooo:rsid="0be9f343" style:font-weight-asian="normal" style:font-weight-complex="normal"/>
    </style:style>
    <style:style style:name="T48" style:family="text">
      <style:text-properties fo:font-weight="normal" officeooo:rsid="0beb0271" style:font-weight-asian="normal" style:font-weight-complex="normal"/>
    </style:style>
    <style:style style:name="T49" style:family="text">
      <style:text-properties fo:font-weight="normal" officeooo:rsid="0bec1481" style:font-weight-asian="normal" style:font-weight-complex="normal"/>
    </style:style>
    <style:style style:name="T50" style:family="text">
      <style:text-properties fo:font-weight="normal" officeooo:rsid="0bec65be" style:font-weight-asian="normal" style:font-weight-complex="normal"/>
    </style:style>
    <style:style style:name="T51" style:family="text">
      <style:text-properties fo:font-weight="normal" officeooo:rsid="0bed82a4" style:font-weight-asian="normal" style:font-weight-complex="normal"/>
    </style:style>
    <style:style style:name="T52" style:family="text">
      <style:text-properties fo:font-weight="normal" officeooo:rsid="0c0a21c0" style:font-weight-asian="normal" style:font-weight-complex="normal"/>
    </style:style>
    <style:style style:name="T53" style:family="text">
      <style:text-properties fo:font-weight="normal" officeooo:rsid="0c0b8020" style:font-weight-asian="normal" style:font-weight-complex="normal"/>
    </style:style>
    <style:style style:name="T54" style:family="text">
      <style:text-properties fo:font-weight="normal" officeooo:rsid="0c0e8d81" style:font-weight-asian="normal" style:font-weight-complex="normal"/>
    </style:style>
    <style:style style:name="T55" style:family="text">
      <style:text-properties fo:font-weight="normal" officeooo:rsid="0c101487" style:font-weight-asian="normal" style:font-weight-complex="normal"/>
    </style:style>
    <style:style style:name="T56" style:family="text">
      <style:text-properties fo:font-weight="normal" officeooo:rsid="0c24bbcc" style:font-weight-asian="normal" style:font-weight-complex="normal"/>
    </style:style>
    <style:style style:name="T57" style:family="text">
      <style:text-properties fo:font-weight="normal" officeooo:rsid="0c250b37" style:font-weight-asian="normal" style:font-weight-complex="normal"/>
    </style:style>
    <style:style style:name="T58" style:family="text">
      <style:text-properties fo:font-weight="normal" officeooo:rsid="0c4f07c7" style:font-weight-asian="normal" style:font-weight-complex="normal"/>
    </style:style>
    <style:style style:name="T59" style:family="text">
      <style:text-properties fo:font-weight="normal" officeooo:rsid="0c51f4f3" style:font-weight-asian="normal" style:font-weight-complex="normal"/>
    </style:style>
    <style:style style:name="T60" style:family="text">
      <style:text-properties fo:font-weight="normal" officeooo:rsid="0c7e4450" style:font-weight-asian="normal" style:font-weight-complex="normal"/>
    </style:style>
    <style:style style:name="T61" style:family="text">
      <style:text-properties fo:font-weight="normal" officeooo:rsid="0c8bb460" style:font-weight-asian="normal" style:font-weight-complex="normal"/>
    </style:style>
    <style:style style:name="T62" style:family="text">
      <style:text-properties fo:font-weight="normal" officeooo:rsid="0c8c29bd" style:font-weight-asian="normal" style:font-weight-complex="normal"/>
    </style:style>
    <style:style style:name="T63" style:family="text">
      <style:text-properties fo:font-weight="normal" officeooo:rsid="0c8c29fb" style:font-weight-asian="normal" style:font-weight-complex="normal"/>
    </style:style>
    <style:style style:name="T64" style:family="text">
      <style:text-properties fo:font-weight="normal" officeooo:rsid="0c90a8d3" style:font-weight-asian="normal" style:font-weight-complex="normal"/>
    </style:style>
    <style:style style:name="T65" style:family="text">
      <style:text-properties fo:font-weight="normal" officeooo:rsid="0cbdea33" style:font-weight-asian="normal" style:font-weight-complex="normal"/>
    </style:style>
    <style:style style:name="T66" style:family="text">
      <style:text-properties fo:font-weight="normal" officeooo:rsid="0cbe83bf" style:font-weight-asian="normal" style:font-weight-complex="normal"/>
    </style:style>
    <style:style style:name="T67" style:family="text">
      <style:text-properties fo:font-weight="normal" officeooo:rsid="0cbe8fa9" style:font-weight-asian="normal" style:font-weight-complex="normal"/>
    </style:style>
    <style:style style:name="T68" style:family="text">
      <style:text-properties fo:font-weight="normal" officeooo:rsid="0cd501ec" style:font-weight-asian="normal" style:font-weight-complex="normal"/>
    </style:style>
    <style:style style:name="T69" style:family="text">
      <style:text-properties fo:font-weight="normal" officeooo:rsid="0cd700b9" style:font-weight-asian="normal" style:font-weight-complex="normal"/>
    </style:style>
    <style:style style:name="T70" style:family="text">
      <style:text-properties fo:font-weight="normal" officeooo:rsid="0cd8fd1d" style:font-weight-asian="normal" style:font-weight-complex="normal"/>
    </style:style>
    <style:style style:name="T71" style:family="text">
      <style:text-properties fo:font-weight="normal" officeooo:rsid="0cd91049" style:font-weight-asian="normal" style:font-weight-complex="normal"/>
    </style:style>
    <style:style style:name="T72" style:family="text">
      <style:text-properties fo:font-weight="normal" officeooo:rsid="0ce6b0f1" style:font-weight-asian="normal" style:font-weight-complex="normal"/>
    </style:style>
    <style:style style:name="T73" style:family="text">
      <style:text-properties fo:font-weight="normal" officeooo:rsid="0cffda93" style:font-weight-asian="normal" style:font-weight-complex="normal"/>
    </style:style>
    <style:style style:name="T74" style:family="text">
      <style:text-properties fo:font-weight="normal" officeooo:rsid="0d001b55" style:font-weight-asian="normal" style:font-weight-complex="normal"/>
    </style:style>
    <style:style style:name="T75" style:family="text">
      <style:text-properties fo:font-weight="normal" officeooo:rsid="0d02b9da" style:font-weight-asian="normal" style:font-weight-complex="normal"/>
    </style:style>
    <style:style style:name="T76" style:family="text">
      <style:text-properties fo:font-weight="normal" officeooo:rsid="0d02cda6" style:font-weight-asian="normal" style:font-weight-complex="normal"/>
    </style:style>
    <style:style style:name="T77" style:family="text">
      <style:text-properties fo:font-weight="normal" officeooo:rsid="0d182812" style:font-weight-asian="normal" style:font-weight-complex="normal"/>
    </style:style>
    <style:style style:name="T78" style:family="text">
      <style:text-properties fo:font-weight="normal" officeooo:rsid="0d30fb35" style:font-weight-asian="normal" style:font-weight-complex="normal"/>
    </style:style>
    <style:style style:name="T79" style:family="text">
      <style:text-properties fo:font-weight="normal" officeooo:rsid="0d31e4e8" style:font-weight-asian="normal" style:font-weight-complex="normal"/>
    </style:style>
    <style:style style:name="T80" style:family="text">
      <style:text-properties fo:font-weight="normal" officeooo:rsid="0d41fb13" style:font-weight-asian="normal" style:font-weight-complex="normal"/>
    </style:style>
    <style:style style:name="T81" style:family="text">
      <style:text-properties fo:font-weight="normal" officeooo:rsid="0d446fdf" style:font-weight-asian="normal" style:font-weight-complex="normal"/>
    </style:style>
    <style:style style:name="T82" style:family="text">
      <style:text-properties fo:font-weight="normal" officeooo:rsid="0d4583f3" style:font-weight-asian="normal" style:font-weight-complex="normal"/>
    </style:style>
    <style:style style:name="T83" style:family="text">
      <style:text-properties fo:font-weight="normal" officeooo:rsid="0d470855" style:font-weight-asian="normal" style:font-weight-complex="normal"/>
    </style:style>
    <style:style style:name="T84" style:family="text">
      <style:text-properties fo:font-weight="normal" officeooo:rsid="0d4a38fd" style:font-weight-asian="normal" style:font-weight-complex="normal"/>
    </style:style>
    <style:style style:name="T85" style:family="text">
      <style:text-properties fo:font-weight="normal" officeooo:rsid="0d4dca26" style:font-weight-asian="normal" style:font-weight-complex="normal"/>
    </style:style>
    <style:style style:name="T86" style:family="text">
      <style:text-properties fo:font-weight="normal" officeooo:rsid="0d4f161d" style:font-weight-asian="normal" style:font-weight-complex="normal"/>
    </style:style>
    <style:style style:name="T87" style:family="text">
      <style:text-properties fo:font-weight="normal" officeooo:rsid="0d581406" style:font-weight-asian="normal" style:font-weight-complex="normal"/>
    </style:style>
    <style:style style:name="T88" style:family="text">
      <style:text-properties fo:font-weight="normal" officeooo:rsid="0d5a13d6" style:font-weight-asian="normal" style:font-weight-complex="normal"/>
    </style:style>
    <style:style style:name="T89" style:family="text">
      <style:text-properties fo:font-weight="normal" officeooo:rsid="0d8543fe" style:font-weight-asian="normal" style:font-weight-complex="normal"/>
    </style:style>
    <style:style style:name="T90" style:family="text">
      <style:text-properties fo:font-weight="normal" officeooo:rsid="0d9171ab" style:font-weight-asian="normal" style:font-weight-complex="normal"/>
    </style:style>
    <style:style style:name="T91" style:family="text">
      <style:text-properties fo:font-weight="normal" officeooo:rsid="0dd1d844" style:font-weight-asian="normal" style:font-weight-complex="normal"/>
    </style:style>
    <style:style style:name="T92" style:family="text">
      <style:text-properties fo:font-weight="normal" officeooo:rsid="0de165f2" style:font-weight-asian="normal" style:font-weight-complex="normal"/>
    </style:style>
    <style:style style:name="T93" style:family="text">
      <style:text-properties fo:font-weight="normal" officeooo:rsid="0dd83591" style:font-weight-asian="normal" style:font-weight-complex="normal"/>
    </style:style>
    <style:style style:name="T94" style:family="text">
      <style:text-properties fo:font-weight="normal" officeooo:rsid="0df51139" style:font-weight-asian="normal" style:font-weight-complex="normal"/>
    </style:style>
    <style:style style:name="T95" style:family="text">
      <style:text-properties fo:font-weight="normal" officeooo:rsid="0e053d55" style:font-weight-asian="normal" style:font-weight-complex="normal"/>
    </style:style>
    <style:style style:name="T96" style:family="text">
      <style:text-properties fo:font-weight="normal" officeooo:rsid="0e334599" style:font-weight-asian="normal" style:font-weight-complex="normal"/>
    </style:style>
    <style:style style:name="T97" style:family="text">
      <style:text-properties fo:font-weight="normal" officeooo:rsid="0e3461c7" style:font-weight-asian="normal" style:font-weight-complex="normal"/>
    </style:style>
    <style:style style:name="T98" style:family="text">
      <style:text-properties fo:font-weight="normal" officeooo:rsid="0e35db26" style:font-weight-asian="normal" style:font-weight-complex="normal"/>
    </style:style>
    <style:style style:name="T99" style:family="text">
      <style:text-properties fo:font-weight="normal" officeooo:rsid="0e37f923" style:font-weight-asian="normal" style:font-weight-complex="normal"/>
    </style:style>
    <style:style style:name="T100" style:family="text">
      <style:text-properties fo:font-weight="normal" officeooo:rsid="0e38f21e" style:font-weight-asian="normal" style:font-weight-complex="normal"/>
    </style:style>
    <style:style style:name="T101" style:family="text">
      <style:text-properties fo:font-weight="normal" officeooo:rsid="0e3c7ad2" style:font-weight-asian="normal" style:font-weight-complex="normal"/>
    </style:style>
    <style:style style:name="T102" style:family="text">
      <style:text-properties fo:font-weight="normal" officeooo:rsid="0e3efb2b" style:font-weight-asian="normal" style:font-weight-complex="normal"/>
    </style:style>
    <style:style style:name="T103" style:family="text">
      <style:text-properties fo:font-weight="normal" officeooo:rsid="0e42ad18" style:font-weight-asian="normal" style:font-weight-complex="normal"/>
    </style:style>
    <style:style style:name="T104" style:family="text">
      <style:text-properties fo:font-weight="normal" officeooo:rsid="0e431e8f" style:font-weight-asian="normal" style:font-weight-complex="normal"/>
    </style:style>
    <style:style style:name="T105" style:family="text">
      <style:text-properties fo:font-weight="normal" officeooo:rsid="0e5f1324" style:font-weight-asian="normal" style:font-weight-complex="normal"/>
    </style:style>
    <style:style style:name="T106" style:family="text">
      <style:text-properties fo:font-weight="normal" officeooo:rsid="0e76199e" style:font-weight-asian="normal" style:font-weight-complex="normal"/>
    </style:style>
    <style:style style:name="T107" style:family="text">
      <style:text-properties fo:font-weight="normal" officeooo:rsid="0e783b37" style:font-weight-asian="normal" style:font-weight-complex="normal"/>
    </style:style>
    <style:style style:name="T108" style:family="text">
      <style:text-properties fo:font-weight="normal" officeooo:rsid="0e794ccd" style:font-weight-asian="normal" style:font-weight-complex="normal"/>
    </style:style>
    <style:style style:name="T109" style:family="text">
      <style:text-properties fo:font-weight="normal" officeooo:rsid="0e852fa0" style:font-weight-asian="normal" style:font-weight-complex="normal"/>
    </style:style>
    <style:style style:name="T110" style:family="text">
      <style:text-properties fo:font-weight="normal" officeooo:rsid="0e86ef7f" style:font-weight-asian="normal" style:font-weight-complex="normal"/>
    </style:style>
    <style:style style:name="T111" style:family="text">
      <style:text-properties fo:font-weight="normal" officeooo:rsid="0e878ca9" style:font-weight-asian="normal" style:font-weight-complex="normal"/>
    </style:style>
    <style:style style:name="T112" style:family="text">
      <style:text-properties fo:font-weight="normal" officeooo:rsid="0e885eae" style:font-weight-asian="normal" style:font-weight-complex="normal"/>
    </style:style>
    <style:style style:name="T113" style:family="text">
      <style:text-properties fo:font-weight="normal" officeooo:rsid="0e8aa257" style:font-weight-asian="normal" style:font-weight-complex="normal"/>
    </style:style>
    <style:style style:name="T114" style:family="text">
      <style:text-properties fo:font-weight="normal" officeooo:rsid="0e8ac9c9" style:font-weight-asian="normal" style:font-weight-complex="normal"/>
    </style:style>
    <style:style style:name="T115" style:family="text">
      <style:text-properties fo:font-weight="normal" officeooo:rsid="0e8b9fce" style:font-weight-asian="normal" style:font-weight-complex="normal"/>
    </style:style>
    <style:style style:name="T116" style:family="text">
      <style:text-properties fo:font-weight="normal" officeooo:rsid="0e8ce19d" style:font-weight-asian="normal" style:font-weight-complex="normal"/>
    </style:style>
    <style:style style:name="T117" style:family="text">
      <style:text-properties fo:font-weight="normal" officeooo:rsid="0e8ea515" style:font-weight-asian="normal" style:font-weight-complex="normal"/>
    </style:style>
    <style:style style:name="T118" style:family="text">
      <style:text-properties fo:font-weight="normal" officeooo:rsid="0e90d190" style:font-weight-asian="normal" style:font-weight-complex="normal"/>
    </style:style>
    <style:style style:name="T119" style:family="text">
      <style:text-properties fo:font-weight="normal" officeooo:rsid="0e933086" style:font-weight-asian="normal" style:font-weight-complex="normal"/>
    </style:style>
    <style:style style:name="T120" style:family="text">
      <style:text-properties fo:font-weight="normal" officeooo:rsid="0e93325d" style:font-weight-asian="normal" style:font-weight-complex="normal"/>
    </style:style>
    <style:style style:name="T121" style:family="text">
      <style:text-properties fo:font-weight="normal" officeooo:rsid="0f1d41b7" style:font-weight-asian="normal" style:font-weight-complex="normal"/>
    </style:style>
    <style:style style:name="T122" style:family="text">
      <style:text-properties fo:font-weight="normal" officeooo:rsid="0f1e09a2" style:font-weight-asian="normal" style:font-weight-complex="normal"/>
    </style:style>
    <style:style style:name="T123" style:family="text">
      <style:text-properties fo:font-weight="normal" officeooo:rsid="0f244799" style:font-weight-asian="normal" style:font-weight-complex="normal"/>
    </style:style>
    <style:style style:name="T124" style:family="text">
      <style:text-properties fo:font-weight="normal" officeooo:rsid="0f287035" style:font-weight-asian="normal" style:font-weight-complex="normal"/>
    </style:style>
    <style:style style:name="T125" style:family="text">
      <style:text-properties fo:font-weight="normal" officeooo:rsid="0853aa48" style:font-weight-asian="normal" style:font-weight-complex="normal"/>
    </style:style>
    <style:style style:name="T126" style:family="text">
      <style:text-properties fo:font-weight="normal" officeooo:rsid="0c7a40c1" style:font-weight-asian="normal" style:font-weight-complex="normal"/>
    </style:style>
    <style:style style:name="T127" style:family="text">
      <style:text-properties fo:font-weight="normal" officeooo:rsid="0e5fd464" style:font-weight-asian="normal" style:font-weight-complex="normal"/>
    </style:style>
    <style:style style:name="T128" style:family="text">
      <style:text-properties fo:font-weight="normal" officeooo:rsid="0716bceb" style:font-weight-asian="normal" style:font-weight-complex="normal"/>
    </style:style>
    <style:style style:name="T129" style:family="text">
      <style:text-properties fo:font-weight="normal" officeooo:rsid="0a1f69e9" style:font-weight-asian="normal" style:font-weight-complex="normal"/>
    </style:style>
    <style:style style:name="T130" style:family="text">
      <style:text-properties fo:font-weight="normal" officeooo:rsid="0858d545" style:font-weight-asian="normal" style:font-weight-complex="normal"/>
    </style:style>
    <style:style style:name="T131" style:family="text">
      <style:text-properties fo:font-weight="normal" officeooo:rsid="0c95418f" style:font-weight-asian="normal" style:font-weight-complex="normal"/>
    </style:style>
    <style:style style:name="T132" style:family="text">
      <style:text-properties fo:font-weight="normal" officeooo:rsid="0859d664" style:font-weight-asian="normal" style:font-weight-complex="normal"/>
    </style:style>
    <style:style style:name="T133" style:family="text">
      <style:text-properties fo:font-weight="normal" officeooo:rsid="08568432" style:font-weight-asian="normal" style:font-weight-complex="normal"/>
    </style:style>
    <style:style style:name="T134" style:family="text">
      <style:text-properties fo:font-weight="normal" officeooo:rsid="085af688" style:font-weight-asian="normal" style:font-weight-complex="normal"/>
    </style:style>
    <style:style style:name="T135" style:family="text">
      <style:text-properties fo:font-weight="normal" officeooo:rsid="0c7bbcea" style:font-weight-asian="normal" style:font-weight-complex="normal"/>
    </style:style>
    <style:style style:name="T136" style:family="text">
      <style:text-properties fo:font-weight="normal" officeooo:rsid="0f4ca285" style:font-weight-asian="normal" style:font-weight-complex="normal"/>
    </style:style>
    <style:style style:name="T137" style:family="text">
      <style:text-properties fo:font-weight="normal" officeooo:rsid="0f4dfd06" style:font-weight-asian="normal" style:font-weight-complex="normal"/>
    </style:style>
    <style:style style:name="T138" style:family="text">
      <style:text-properties fo:font-weight="normal" officeooo:rsid="0f4e39bc" style:font-weight-asian="normal" style:font-weight-complex="normal"/>
    </style:style>
    <style:style style:name="T139" style:family="text">
      <style:text-properties fo:font-weight="normal" officeooo:rsid="0f8340c4" style:font-weight-asian="normal" style:font-weight-complex="normal"/>
    </style:style>
    <style:style style:name="T140" style:family="text">
      <style:text-properties fo:font-weight="normal" officeooo:rsid="0f89a064" style:font-weight-asian="normal" style:font-weight-complex="normal"/>
    </style:style>
    <style:style style:name="T141" style:family="text">
      <style:text-properties fo:font-weight="normal" officeooo:rsid="0fc70dff" style:font-weight-asian="normal" style:font-weight-complex="normal"/>
    </style:style>
    <style:style style:name="T142" style:family="text">
      <style:text-properties fo:font-weight="normal" officeooo:rsid="0fe9be25" style:font-weight-asian="normal" style:font-weight-complex="normal"/>
    </style:style>
    <style:style style:name="T143" style:family="text">
      <style:text-properties fo:font-weight="normal" officeooo:rsid="0ff20b0d" style:font-weight-asian="normal" style:font-weight-complex="normal"/>
    </style:style>
    <style:style style:name="T144" style:family="text">
      <style:text-properties fo:font-weight="normal" officeooo:rsid="0ff479ea" style:font-weight-asian="normal" style:font-weight-complex="normal"/>
    </style:style>
    <style:style style:name="T145" style:family="text">
      <style:text-properties fo:font-weight="normal" officeooo:rsid="0ff65d74" style:font-weight-asian="normal" style:font-weight-complex="normal"/>
    </style:style>
    <style:style style:name="T146" style:family="text">
      <style:text-properties fo:font-weight="normal" officeooo:rsid="0ff971bd" style:font-weight-asian="normal" style:font-weight-complex="normal"/>
    </style:style>
    <style:style style:name="T147" style:family="text">
      <style:text-properties fo:font-weight="normal" officeooo:rsid="0ffa0876" style:font-weight-asian="normal" style:font-weight-complex="normal"/>
    </style:style>
    <style:style style:name="T148" style:family="text">
      <style:text-properties fo:font-weight="normal" officeooo:rsid="0ffac496" style:font-weight-asian="normal" style:font-weight-complex="normal"/>
    </style:style>
    <style:style style:name="T149" style:family="text">
      <style:text-properties fo:font-weight="normal" officeooo:rsid="070693ee" style:font-weight-asian="normal" style:font-weight-complex="normal"/>
    </style:style>
    <style:style style:name="T150" style:family="text">
      <style:text-properties fo:font-weight="normal" officeooo:rsid="1087afe8" style:font-weight-asian="normal" style:font-weight-complex="normal"/>
    </style:style>
    <style:style style:name="T151" style:family="text">
      <style:text-properties fo:font-weight="normal" officeooo:rsid="10908352" style:font-weight-asian="normal" style:font-weight-complex="normal"/>
    </style:style>
    <style:style style:name="T152" style:family="text">
      <style:text-properties fo:font-weight="normal" officeooo:rsid="1127180b" style:font-weight-asian="normal" style:font-weight-complex="normal"/>
    </style:style>
    <style:style style:name="T153" style:family="text">
      <style:text-properties fo:font-weight="normal" officeooo:rsid="1127ddf8" style:font-weight-asian="normal" style:font-weight-complex="normal"/>
    </style:style>
    <style:style style:name="T154" style:family="text">
      <style:text-properties fo:font-weight="normal" officeooo:rsid="1129fac5" style:font-weight-asian="normal" style:font-weight-complex="normal"/>
    </style:style>
    <style:style style:name="T155" style:family="text">
      <style:text-properties fo:font-weight="normal" officeooo:rsid="02f842e5" style:font-weight-asian="normal" style:font-weight-complex="normal"/>
    </style:style>
    <style:style style:name="T156" style:family="text">
      <style:text-properties fo:font-weight="normal" officeooo:rsid="0237dc93" style:font-weight-asian="normal" style:font-weight-complex="normal"/>
    </style:style>
    <style:style style:name="T157" style:family="text">
      <style:text-properties fo:font-weight="normal" officeooo:rsid="0acae6d2" style:font-weight-asian="normal" style:font-weight-complex="normal"/>
    </style:style>
    <style:style style:name="T158" style:family="text">
      <style:text-properties fo:font-weight="normal" officeooo:rsid="0d756b32" style:font-weight-asian="normal" style:font-weight-complex="normal"/>
    </style:style>
    <style:style style:name="T159" style:family="text">
      <style:text-properties fo:font-weight="normal" officeooo:rsid="02f68621" style:font-weight-asian="normal" style:font-weight-complex="normal"/>
    </style:style>
    <style:style style:name="T160" style:family="text">
      <style:text-properties fo:font-weight="normal" officeooo:rsid="025497f3" style:font-weight-asian="normal" style:font-weight-complex="normal"/>
    </style:style>
    <style:style style:name="T161" style:family="text">
      <style:text-properties fo:font-weight="normal" officeooo:rsid="0acc4aec" style:font-weight-asian="normal" style:font-weight-complex="normal"/>
    </style:style>
    <style:style style:name="T162" style:family="text">
      <style:text-properties fo:font-weight="normal" officeooo:rsid="0e61f6ba" style:font-weight-asian="normal" style:font-weight-complex="normal"/>
    </style:style>
    <style:style style:name="T163" style:family="text">
      <style:text-properties fo:font-weight="normal" officeooo:rsid="0ace9381" style:font-weight-asian="normal" style:font-weight-complex="normal"/>
    </style:style>
    <style:style style:name="T164" style:family="text">
      <style:text-properties fo:font-weight="normal" officeooo:rsid="0acdd45c" style:font-weight-asian="normal" style:font-weight-complex="normal"/>
    </style:style>
    <style:style style:name="T165" style:family="text">
      <style:text-properties fo:font-weight="normal" officeooo:rsid="0acff9dd" style:font-weight-asian="normal" style:font-weight-complex="normal"/>
    </style:style>
    <style:style style:name="T166" style:family="text">
      <style:text-properties fo:font-weight="normal" officeooo:rsid="0ace56f9" style:font-weight-asian="normal" style:font-weight-complex="normal"/>
    </style:style>
    <style:style style:name="T167" style:family="text">
      <style:text-properties fo:font-weight="normal" officeooo:rsid="0e62686e" style:font-weight-asian="normal" style:font-weight-complex="normal"/>
    </style:style>
    <style:style style:name="T168" style:family="text">
      <style:text-properties fo:font-weight="normal" officeooo:rsid="0e630dea" style:font-weight-asian="normal" style:font-weight-complex="normal"/>
    </style:style>
    <style:style style:name="T169" style:family="text">
      <style:text-properties fo:font-weight="normal" officeooo:rsid="1160d1ea" style:font-weight-asian="normal" style:font-weight-complex="normal"/>
    </style:style>
    <style:style style:name="T170" style:family="text">
      <style:text-properties fo:font-weight="normal" officeooo:rsid="11676f64" style:font-weight-asian="normal" style:font-weight-complex="normal"/>
    </style:style>
    <style:style style:name="T171" style:family="text">
      <style:text-properties fo:font-weight="normal" officeooo:rsid="1168910a" style:font-weight-asian="normal" style:font-weight-complex="normal"/>
    </style:style>
    <style:style style:name="T172" style:family="text">
      <style:text-properties fo:font-weight="normal" officeooo:rsid="0ecc27a1" style:font-weight-asian="normal" style:font-weight-complex="normal"/>
    </style:style>
    <style:style style:name="T173" style:family="text">
      <style:text-properties fo:font-weight="normal" officeooo:rsid="10714aef" style:font-weight-asian="normal" style:font-weight-complex="normal"/>
    </style:style>
    <style:style style:name="T174" style:family="text">
      <style:text-properties fo:font-weight="normal" officeooo:rsid="10ed466a" style:font-weight-asian="normal" style:font-weight-complex="normal"/>
    </style:style>
    <style:style style:name="T175" style:family="text">
      <style:text-properties fo:font-weight="normal" officeooo:rsid="10ee2afd" style:font-weight-asian="normal" style:font-weight-complex="normal"/>
    </style:style>
    <style:style style:name="T176" style:family="text">
      <style:text-properties fo:font-weight="normal" officeooo:rsid="0ed2c892" style:font-weight-asian="normal" style:font-weight-complex="normal"/>
    </style:style>
    <style:style style:name="T177" style:family="text">
      <style:text-properties fo:font-weight="normal" officeooo:rsid="0ed7542d" style:font-weight-asian="normal" style:font-weight-complex="normal"/>
    </style:style>
    <style:style style:name="T178" style:family="text">
      <style:text-properties fo:font-weight="normal" officeooo:rsid="0ed7c409" style:font-weight-asian="normal" style:font-weight-complex="normal"/>
    </style:style>
    <style:style style:name="T179" style:family="text">
      <style:text-properties fo:font-weight="normal" officeooo:rsid="0eddd76e" style:font-weight-asian="normal" style:font-weight-complex="normal"/>
    </style:style>
    <style:style style:name="T180" style:family="text">
      <style:text-properties fo:font-weight="normal" officeooo:rsid="1179c035" style:font-weight-asian="normal" style:font-weight-complex="normal"/>
    </style:style>
    <style:style style:name="T181" style:family="text">
      <style:text-properties fo:font-weight="normal" officeooo:rsid="117bd33a" style:font-weight-asian="normal" style:font-weight-complex="normal"/>
    </style:style>
    <style:style style:name="T182" style:family="text">
      <style:text-properties fo:font-weight="normal" officeooo:rsid="117dc8bf" style:font-weight-asian="normal" style:font-weight-complex="normal"/>
    </style:style>
    <style:style style:name="T183" style:family="text">
      <style:text-properties fo:font-weight="normal" officeooo:rsid="117ff855" style:font-weight-asian="normal" style:font-weight-complex="normal"/>
    </style:style>
    <style:style style:name="T184" style:family="text">
      <style:text-properties fo:font-weight="normal" officeooo:rsid="118183bf" style:font-weight-asian="normal" style:font-weight-complex="normal"/>
    </style:style>
    <style:style style:name="T185" style:family="text">
      <style:text-properties fo:font-weight="normal" officeooo:rsid="118af9c5" style:font-weight-asian="normal" style:font-weight-complex="normal"/>
    </style:style>
    <style:style style:name="T186" style:family="text">
      <style:text-properties fo:font-weight="normal" officeooo:rsid="11996d37" style:font-weight-asian="normal" style:font-weight-complex="normal"/>
    </style:style>
    <style:style style:name="T187" style:family="text">
      <style:text-properties fo:font-weight="normal" officeooo:rsid="11a2ba0a" style:font-weight-asian="normal" style:font-weight-complex="normal"/>
    </style:style>
    <style:style style:name="T188" style:family="text">
      <style:text-properties fo:font-weight="normal" officeooo:rsid="11a2dae4" style:font-weight-asian="normal" style:font-weight-complex="normal"/>
    </style:style>
    <style:style style:name="T189" style:family="text">
      <style:text-properties fo:font-weight="normal" officeooo:rsid="11a8a5fd" style:font-weight-asian="normal" style:font-weight-complex="normal"/>
    </style:style>
    <style:style style:name="T190" style:family="text">
      <style:text-properties fo:font-weight="normal" officeooo:rsid="11cdb626" style:font-weight-asian="normal" style:font-weight-complex="normal"/>
    </style:style>
    <style:style style:name="T191" style:family="text">
      <style:text-properties fo:font-weight="normal" officeooo:rsid="12094399" style:font-weight-asian="normal" style:font-weight-complex="normal"/>
    </style:style>
    <style:style style:name="T192" style:family="text">
      <style:text-properties fo:font-weight="normal" officeooo:rsid="120b6607" style:font-weight-asian="normal" style:font-weight-complex="normal"/>
    </style:style>
    <style:style style:name="T193" style:family="text">
      <style:text-properties fo:font-weight="normal" officeooo:rsid="122b251d" style:font-weight-asian="normal" style:font-weight-complex="normal"/>
    </style:style>
    <style:style style:name="T194" style:family="text">
      <style:text-properties fo:font-weight="normal" officeooo:rsid="0f040072" style:font-weight-asian="normal" style:font-weight-complex="normal"/>
    </style:style>
    <style:style style:name="T195" style:family="text">
      <style:text-properties fo:font-weight="normal" officeooo:rsid="1218d192" style:font-weight-asian="normal" style:font-weight-complex="normal"/>
    </style:style>
    <style:style style:name="T196" style:family="text">
      <style:text-properties fo:font-weight="normal" officeooo:rsid="0f198ee9" style:font-weight-asian="normal" style:font-weight-complex="normal"/>
    </style:style>
    <style:style style:name="T197" style:family="text">
      <style:text-properties fo:font-weight="normal" officeooo:rsid="1223b22c" style:font-weight-asian="normal" style:font-weight-complex="normal"/>
    </style:style>
    <style:style style:name="T198" style:family="text">
      <style:text-properties fo:font-weight="normal" officeooo:rsid="121a948c" style:font-weight-asian="normal" style:font-weight-complex="normal"/>
    </style:style>
    <style:style style:name="T199" style:family="text">
      <style:text-properties fo:font-weight="normal" officeooo:rsid="10c87cd2" style:font-weight-asian="normal" style:font-weight-complex="normal"/>
    </style:style>
    <style:style style:name="T200" style:family="text">
      <style:text-properties fo:font-weight="normal" officeooo:rsid="121c77c3" style:font-weight-asian="normal" style:font-weight-complex="normal"/>
    </style:style>
    <style:style style:name="T201" style:family="text">
      <style:text-properties fo:font-weight="normal" officeooo:rsid="103b41df" style:font-weight-asian="normal" style:font-weight-complex="normal"/>
    </style:style>
    <style:style style:name="T202" style:family="text">
      <style:text-properties fo:font-weight="normal" officeooo:rsid="121c97ff" style:font-weight-asian="normal" style:font-weight-complex="normal"/>
    </style:style>
    <style:style style:name="T203" style:family="text">
      <style:text-properties fo:font-weight="normal" officeooo:rsid="10492986" style:font-weight-asian="normal" style:font-weight-complex="normal"/>
    </style:style>
    <style:style style:name="T204" style:family="text">
      <style:text-properties fo:font-weight="normal" officeooo:rsid="11d74a93" style:font-weight-asian="normal" style:font-weight-complex="normal"/>
    </style:style>
    <style:style style:name="T205" style:family="text">
      <style:text-properties fo:font-weight="normal" officeooo:rsid="11d842ef" style:font-weight-asian="normal" style:font-weight-complex="normal"/>
    </style:style>
    <style:style style:name="T206" style:family="text">
      <style:text-properties fo:font-weight="normal" officeooo:rsid="10493ae8" style:font-weight-asian="normal" style:font-weight-complex="normal"/>
    </style:style>
    <style:style style:name="T207" style:family="text">
      <style:text-properties fo:font-weight="normal" officeooo:rsid="0f05660c" style:font-weight-asian="normal" style:font-weight-complex="normal"/>
    </style:style>
    <style:style style:name="T208" style:family="text">
      <style:text-properties fo:font-weight="normal" officeooo:rsid="1215c3de" style:font-weight-asian="normal" style:font-weight-complex="normal"/>
    </style:style>
    <style:style style:name="T209" style:family="text">
      <style:text-properties fo:font-weight="normal" officeooo:rsid="10c42ae6" style:font-weight-asian="normal" style:font-weight-complex="normal"/>
    </style:style>
    <style:style style:name="T210" style:family="text">
      <style:text-properties fo:font-weight="normal" officeooo:rsid="10c4c15f" style:font-weight-asian="normal" style:font-weight-complex="normal"/>
    </style:style>
    <style:style style:name="T211" style:family="text">
      <style:text-properties fo:font-weight="normal" officeooo:rsid="10c53ef3" style:font-weight-asian="normal" style:font-weight-complex="normal"/>
    </style:style>
    <style:style style:name="T212" style:family="text">
      <style:text-properties fo:font-weight="normal" officeooo:rsid="0fa3ab90" style:font-weight-asian="normal" style:font-weight-complex="normal"/>
    </style:style>
    <style:style style:name="T213" style:family="text">
      <style:text-properties fo:font-weight="normal" officeooo:rsid="0facd356" style:font-weight-asian="normal" style:font-weight-complex="normal"/>
    </style:style>
    <style:style style:name="T214" style:family="text">
      <style:text-properties fo:font-weight="normal" officeooo:rsid="0fd302ab" style:font-weight-asian="normal" style:font-weight-complex="normal"/>
    </style:style>
    <style:style style:name="T215" style:family="text">
      <style:text-properties fo:font-weight="normal" officeooo:rsid="0fadd254" style:font-weight-asian="normal" style:font-weight-complex="normal"/>
    </style:style>
    <style:style style:name="T216" style:family="text">
      <style:text-properties fo:font-weight="normal" officeooo:rsid="11f7904d" style:font-weight-asian="normal" style:font-weight-complex="normal"/>
    </style:style>
    <style:style style:name="T217" style:family="text">
      <style:text-properties fo:font-weight="normal" officeooo:rsid="11f9d154" style:font-weight-asian="normal" style:font-weight-complex="normal"/>
    </style:style>
    <style:style style:name="T218" style:family="text">
      <style:text-properties fo:font-weight="normal" officeooo:rsid="11fb66f3" style:font-weight-asian="normal" style:font-weight-complex="normal"/>
    </style:style>
    <style:style style:name="T219" style:family="text">
      <style:text-properties fo:font-weight="normal" officeooo:rsid="0fe135a2" style:font-weight-asian="normal" style:font-weight-complex="normal"/>
    </style:style>
    <style:style style:name="T220" style:family="text">
      <style:text-properties fo:font-weight="normal" officeooo:rsid="0fb64b06" style:font-weight-asian="normal" style:font-weight-complex="normal"/>
    </style:style>
    <style:style style:name="T221" style:family="text">
      <style:text-properties fo:font-weight="normal" officeooo:rsid="10ca1b20" style:font-weight-asian="normal" style:font-weight-complex="normal"/>
    </style:style>
    <style:style style:name="T222" style:family="text">
      <style:text-properties fo:font-weight="normal" officeooo:rsid="1235d79b" style:font-weight-asian="normal" style:font-weight-complex="normal"/>
    </style:style>
    <style:style style:name="T223" style:family="text">
      <style:text-properties fo:font-weight="normal" officeooo:rsid="10b1d9c0" style:font-weight-asian="normal" style:font-weight-complex="normal"/>
    </style:style>
    <style:style style:name="T224" style:family="text">
      <style:text-properties fo:font-weight="normal" officeooo:rsid="121f5067" style:font-weight-asian="normal" style:font-weight-complex="normal"/>
    </style:style>
    <style:style style:name="T225" style:family="text">
      <style:text-properties fo:font-weight="normal" officeooo:rsid="1055167b" style:font-weight-asian="normal" style:font-weight-complex="normal"/>
    </style:style>
    <style:style style:name="T226" style:family="text">
      <style:text-properties fo:font-weight="normal" officeooo:rsid="12221b84" style:font-weight-asian="normal" style:font-weight-complex="normal"/>
    </style:style>
    <style:style style:name="T227" style:family="text">
      <style:text-properties fo:font-weight="normal" officeooo:rsid="11010a48" style:font-weight-asian="normal" style:font-weight-complex="normal"/>
    </style:style>
    <style:style style:name="T228" style:family="text">
      <style:text-properties fo:font-weight="normal" officeooo:rsid="10cb4b01" style:font-weight-asian="normal" style:font-weight-complex="normal"/>
    </style:style>
    <style:style style:name="T229" style:family="text">
      <style:text-properties fo:font-weight="normal" officeooo:rsid="10d0d04c" style:font-weight-asian="normal" style:font-weight-complex="normal"/>
    </style:style>
    <style:style style:name="T230" style:family="text">
      <style:text-properties fo:font-weight="normal" officeooo:rsid="0b6a5b4c" style:font-weight-asian="normal" style:font-weight-complex="normal"/>
    </style:style>
    <style:style style:name="T231" style:family="text">
      <style:text-properties fo:font-weight="normal" officeooo:rsid="0f47d742" style:font-weight-asian="normal" style:font-weight-complex="normal"/>
    </style:style>
    <style:style style:name="T232" style:family="text">
      <style:text-properties fo:font-weight="normal" officeooo:rsid="0b7c9f43" style:font-weight-asian="normal" style:font-weight-complex="normal"/>
    </style:style>
    <style:style style:name="T233" style:family="text">
      <style:text-properties fo:font-weight="normal" officeooo:rsid="0ab0d59d" style:font-weight-asian="normal" style:font-weight-complex="normal"/>
    </style:style>
    <style:style style:name="T234" style:family="text">
      <style:text-properties fo:font-weight="normal" officeooo:rsid="0f8db59d" style:font-weight-asian="normal" style:font-weight-complex="normal"/>
    </style:style>
    <style:style style:name="T235" style:family="text">
      <style:text-properties fo:font-weight="normal" officeooo:rsid="0fef04b4" style:font-weight-asian="normal" style:font-weight-complex="normal"/>
    </style:style>
    <style:style style:name="T236" style:family="text">
      <style:text-properties fo:font-weight="normal" officeooo:rsid="085bc3a8" style:font-weight-asian="normal" style:font-weight-complex="normal"/>
    </style:style>
    <style:style style:name="T237" style:family="text">
      <style:text-properties fo:font-weight="normal" officeooo:rsid="0782aa9e" style:font-weight-asian="normal" style:font-weight-complex="normal"/>
    </style:style>
    <style:style style:name="T238" style:family="text">
      <style:text-properties fo:font-weight="normal" officeooo:rsid="08238c6e" style:font-weight-asian="normal" style:font-weight-complex="normal"/>
    </style:style>
    <style:style style:name="T239" style:family="text">
      <style:text-properties fo:font-weight="normal" officeooo:rsid="085da823" style:font-weight-asian="normal" style:font-weight-complex="normal"/>
    </style:style>
    <style:style style:name="T240" style:family="text">
      <style:text-properties fo:font-weight="normal" officeooo:rsid="10a680ef" style:font-weight-asian="normal" style:font-weight-complex="normal"/>
    </style:style>
    <style:style style:name="T241" style:family="text">
      <style:text-properties fo:font-weight="normal" officeooo:rsid="0ce7dee6" style:font-weight-asian="normal" style:font-weight-complex="normal"/>
    </style:style>
    <style:style style:name="T242" style:family="text">
      <style:text-properties fo:font-weight="normal" officeooo:rsid="11b33239" style:font-weight-asian="normal" style:font-weight-complex="normal"/>
    </style:style>
    <style:style style:name="T243" style:family="text">
      <style:text-properties fo:font-weight="normal" officeooo:rsid="10a174e4" style:font-weight-asian="normal" style:font-weight-complex="normal"/>
    </style:style>
    <style:style style:name="T244" style:family="text">
      <style:text-properties fo:font-weight="normal" officeooo:rsid="10ae7790" style:font-weight-asian="normal" style:font-weight-complex="normal"/>
    </style:style>
    <style:style style:name="T245" style:family="text">
      <style:text-properties fo:font-weight="normal" officeooo:rsid="10ab4ae2" style:font-weight-asian="normal" style:font-weight-complex="normal"/>
    </style:style>
    <style:style style:name="T246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officeooo:rsid="0b5a5c7f" style:font-style-asian="italic" style:font-style-complex="italic"/>
    </style:style>
    <style:style style:name="T249" style:family="text">
      <style:text-properties fo:font-style="italic" officeooo:rsid="0278b763" style:font-style-asian="italic" style:font-style-complex="italic"/>
    </style:style>
    <style:style style:name="T250" style:family="text">
      <style:text-properties fo:font-style="italic" officeooo:rsid="028b168c" style:font-style-asian="italic" style:font-style-complex="italic"/>
    </style:style>
    <style:style style:name="T251" style:family="text">
      <style:text-properties fo:font-style="italic" officeooo:rsid="0291b3ef" style:font-style-asian="italic" style:font-style-complex="italic"/>
    </style:style>
    <style:style style:name="T252" style:family="text">
      <style:text-properties fo:font-style="italic" officeooo:rsid="0dd83591" style:font-style-asian="italic" style:font-style-complex="italic"/>
    </style:style>
    <style:style style:name="T253" style:family="text">
      <style:text-properties fo:font-style="italic" officeooo:rsid="02f842e5" style:font-style-asian="italic" style:font-style-complex="italic"/>
    </style:style>
    <style:style style:name="T254" style:family="text">
      <style:text-properties fo:font-style="italic" officeooo:rsid="0c51d3fd" style:font-style-asian="italic" style:font-style-complex="italic"/>
    </style:style>
    <style:style style:name="T255" style:family="text">
      <style:text-properties fo:font-style="italic" officeooo:rsid="12069bf7" style:font-style-asian="italic" style:font-style-complex="italic"/>
    </style:style>
    <style:style style:name="T2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7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9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0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1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4" style:family="text">
      <style:text-properties fo:font-style="normal" style:font-style-asian="normal" style:font-style-complex="normal"/>
    </style:style>
    <style:style style:name="T265" style:family="text">
      <style:text-properties fo:font-style="normal" officeooo:rsid="027a31ad" style:font-style-asian="normal" style:font-style-complex="normal"/>
    </style:style>
    <style:style style:name="T266" style:family="text">
      <style:text-properties fo:font-style="normal" officeooo:rsid="027b4658" style:font-style-asian="normal" style:font-style-complex="normal"/>
    </style:style>
    <style:style style:name="T267" style:family="text">
      <style:text-properties fo:font-style="normal" officeooo:rsid="0291b3ef" style:font-style-asian="normal" style:font-style-complex="normal"/>
    </style:style>
    <style:style style:name="T268" style:family="text">
      <style:text-properties fo:font-style="normal" officeooo:rsid="06a0b570" style:font-style-asian="normal" style:font-style-complex="normal"/>
    </style:style>
    <style:style style:name="T269" style:family="text">
      <style:text-properties fo:font-style="normal" officeooo:rsid="06a0cdc4" style:font-style-asian="normal" style:font-style-complex="normal"/>
    </style:style>
    <style:style style:name="T270" style:family="text">
      <style:text-properties fo:font-style="normal" officeooo:rsid="06a10196" style:font-style-asian="normal" style:font-style-complex="normal"/>
    </style:style>
    <style:style style:name="T271" style:family="text">
      <style:text-properties fo:font-style="normal" officeooo:rsid="0dd83591" style:font-style-asian="normal" style:font-style-complex="normal"/>
    </style:style>
    <style:style style:name="T272" style:family="text">
      <style:text-properties fo:font-style="normal" officeooo:rsid="0760cff9" style:font-style-asian="normal" style:font-style-complex="normal"/>
    </style:style>
    <style:style style:name="T273" style:family="text">
      <style:text-properties fo:font-style="normal" officeooo:rsid="1160d1ea" style:font-style-asian="normal" style:font-style-complex="normal"/>
    </style:style>
    <style:style style:name="T274" style:family="text">
      <style:text-properties fo:font-style="normal" officeooo:rsid="11614087" style:font-style-asian="normal" style:font-style-complex="normal"/>
    </style:style>
    <style:style style:name="T275" style:family="text">
      <style:text-properties fo:font-style="normal" officeooo:rsid="0c85667e" style:font-style-asian="normal" style:font-style-complex="normal"/>
    </style:style>
    <style:style style:name="T2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officeooo:rsid="1040ef0c" style:font-style-asian="normal" style:font-style-complex="normal"/>
    </style:style>
    <style:style style:name="T384" style:family="text">
      <style:text-properties fo:font-style="normal" style:text-underline-style="none" officeooo:rsid="10423a2f" style:font-style-asian="normal" style:font-style-complex="normal"/>
    </style:style>
    <style:style style:name="T385" style:family="text">
      <style:text-properties style:font-name="Sans-serif" fo:font-weight="normal" style:font-weight-asian="normal" style:font-weight-complex="normal"/>
    </style:style>
    <style:style style:name="T386" style:family="text">
      <style:text-properties style:font-name="Sans-serif" fo:font-weight="normal" officeooo:rsid="077070cb" style:font-weight-asian="normal" style:font-weight-complex="normal"/>
    </style:style>
    <style:style style:name="T387" style:family="text">
      <style:text-properties style:font-name="Sans-serif" fo:font-weight="normal" officeooo:rsid="0771f9c5" style:font-weight-asian="normal" style:font-weight-complex="normal"/>
    </style:style>
    <style:style style:name="T388" style:family="text">
      <style:text-properties style:font-name="Sans-serif" fo:font-weight="normal" officeooo:rsid="085bc3a8" style:font-weight-asian="normal" style:font-weight-complex="normal"/>
    </style:style>
    <style:style style:name="T389" style:family="text">
      <style:text-properties style:font-name="Sans-serif" fo:font-weight="normal" officeooo:rsid="076cbfaa" style:font-weight-asian="normal" style:font-weight-complex="normal"/>
    </style:style>
    <style:style style:name="T390" style:family="text">
      <style:text-properties style:font-name="Sans-serif" fo:font-weight="normal" officeooo:rsid="0782aa9e" style:font-weight-asian="normal" style:font-weight-complex="normal"/>
    </style:style>
    <style:style style:name="T391" style:family="text">
      <style:text-properties style:font-name="Sans-serif" fo:font-weight="normal" officeooo:rsid="08238c6e" style:font-weight-asian="normal" style:font-weight-complex="normal"/>
    </style:style>
    <style:style style:name="T392" style:family="text">
      <style:text-properties style:font-name="Sans-serif" fo:font-weight="normal" officeooo:rsid="085da823" style:font-weight-asian="normal" style:font-weight-complex="normal"/>
    </style:style>
    <style:style style:name="T393" style:family="text">
      <style:text-properties style:font-name="Sans-serif" fo:font-weight="normal" officeooo:rsid="0ab0d59d" style:font-weight-asian="normal" style:font-weight-complex="normal"/>
    </style:style>
    <style:style style:name="T394" style:family="text">
      <style:text-properties style:font-name="Sans-serif" fo:font-weight="normal" officeooo:rsid="0b6a5b4c" style:font-weight-asian="normal" style:font-weight-complex="normal"/>
    </style:style>
    <style:style style:name="T395" style:family="text">
      <style:text-properties style:font-name="Sans-serif" fo:font-weight="normal" officeooo:rsid="0b7c9f43" style:font-weight-asian="normal" style:font-weight-complex="normal"/>
    </style:style>
    <style:style style:name="T396" style:family="text">
      <style:text-properties style:font-name="Sans-serif" fo:font-weight="normal" officeooo:rsid="0f05660c" style:font-weight-asian="normal" style:font-weight-complex="normal"/>
    </style:style>
    <style:style style:name="T397" style:family="text">
      <style:text-properties style:font-name="Sans-serif" fo:font-weight="normal" officeooo:rsid="0f198ee9" style:font-weight-asian="normal" style:font-weight-complex="normal"/>
    </style:style>
    <style:style style:name="T398" style:family="text">
      <style:text-properties style:font-name="Sans-serif" fo:font-weight="normal" officeooo:rsid="0f47d742" style:font-weight-asian="normal" style:font-weight-complex="normal"/>
    </style:style>
    <style:style style:name="T399" style:family="text">
      <style:text-properties style:font-name="Sans-serif" fo:font-weight="normal" officeooo:rsid="0f8db59d" style:font-weight-asian="normal" style:font-weight-complex="normal"/>
    </style:style>
    <style:style style:name="T400" style:family="text">
      <style:text-properties style:font-name="Sans-serif" fo:font-weight="normal" officeooo:rsid="0fa3ab90" style:font-weight-asian="normal" style:font-weight-complex="normal"/>
    </style:style>
    <style:style style:name="T401" style:family="text">
      <style:text-properties style:font-name="Sans-serif" fo:font-weight="normal" officeooo:rsid="0facd356" style:font-weight-asian="normal" style:font-weight-complex="normal"/>
    </style:style>
    <style:style style:name="T402" style:family="text">
      <style:text-properties style:font-name="Sans-serif" fo:font-weight="normal" officeooo:rsid="0fadd254" style:font-weight-asian="normal" style:font-weight-complex="normal"/>
    </style:style>
    <style:style style:name="T403" style:family="text">
      <style:text-properties style:font-name="Sans-serif" fo:font-weight="normal" officeooo:rsid="0fb64b06" style:font-weight-asian="normal" style:font-weight-complex="normal"/>
    </style:style>
    <style:style style:name="T404" style:family="text">
      <style:text-properties style:font-name="Sans-serif" fo:font-weight="normal" officeooo:rsid="0fd302ab" style:font-weight-asian="normal" style:font-weight-complex="normal"/>
    </style:style>
    <style:style style:name="T405" style:family="text">
      <style:text-properties style:font-name="Sans-serif" fo:font-weight="normal" officeooo:rsid="0fe135a2" style:font-weight-asian="normal" style:font-weight-complex="normal"/>
    </style:style>
    <style:style style:name="T406" style:family="text">
      <style:text-properties style:font-name="Sans-serif" fo:font-weight="normal" officeooo:rsid="0fef04b4" style:font-weight-asian="normal" style:font-weight-complex="normal"/>
    </style:style>
    <style:style style:name="T407" style:family="text">
      <style:text-properties style:font-name="Sans-serif" fo:font-weight="normal" officeooo:rsid="103b41df" style:font-weight-asian="normal" style:font-weight-complex="normal"/>
    </style:style>
    <style:style style:name="T408" style:family="text">
      <style:text-properties style:font-name="Sans-serif" fo:font-weight="normal" officeooo:rsid="10492986" style:font-weight-asian="normal" style:font-weight-complex="normal"/>
    </style:style>
    <style:style style:name="T409" style:family="text">
      <style:text-properties style:font-name="Sans-serif" fo:font-weight="normal" officeooo:rsid="10493ae8" style:font-weight-asian="normal" style:font-weight-complex="normal"/>
    </style:style>
    <style:style style:name="T410" style:family="text">
      <style:text-properties style:font-name="Sans-serif" fo:font-weight="normal" officeooo:rsid="1055167b" style:font-weight-asian="normal" style:font-weight-complex="normal"/>
    </style:style>
    <style:style style:name="T411" style:family="text">
      <style:text-properties style:font-name="Sans-serif" fo:font-weight="normal" officeooo:rsid="0ce7dee6" style:font-weight-asian="normal" style:font-weight-complex="normal"/>
    </style:style>
    <style:style style:name="T412" style:family="text">
      <style:text-properties style:font-name="Sans-serif" fo:font-weight="normal" officeooo:rsid="1087afe8" style:font-weight-asian="normal" style:font-weight-complex="normal"/>
    </style:style>
    <style:style style:name="T413" style:family="text">
      <style:text-properties style:font-name="Sans-serif" fo:font-weight="normal" officeooo:rsid="0e794ccd" style:font-weight-asian="normal" style:font-weight-complex="normal"/>
    </style:style>
    <style:style style:name="T414" style:family="text">
      <style:text-properties style:font-name="Sans-serif" fo:font-weight="normal" officeooo:rsid="0d02cda6" style:font-weight-asian="normal" style:font-weight-complex="normal"/>
    </style:style>
    <style:style style:name="T415" style:family="text">
      <style:text-properties style:font-name="Sans-serif" fo:font-weight="normal" officeooo:rsid="0d02b9da" style:font-weight-asian="normal" style:font-weight-complex="normal"/>
    </style:style>
    <style:style style:name="T416" style:family="text">
      <style:text-properties style:font-name="Sans-serif" fo:font-weight="normal" officeooo:rsid="10908352" style:font-weight-asian="normal" style:font-weight-complex="normal"/>
    </style:style>
    <style:style style:name="T417" style:family="text">
      <style:text-properties style:font-name="Sans-serif" fo:font-weight="normal" officeooo:rsid="10a174e4" style:font-weight-asian="normal" style:font-weight-complex="normal"/>
    </style:style>
    <style:style style:name="T418" style:family="text">
      <style:text-properties style:font-name="Sans-serif" fo:font-weight="normal" officeooo:rsid="10a680ef" style:font-weight-asian="normal" style:font-weight-complex="normal"/>
    </style:style>
    <style:style style:name="T419" style:family="text">
      <style:text-properties style:font-name="Sans-serif" fo:font-weight="normal" officeooo:rsid="10ab4ae2" style:font-weight-asian="normal" style:font-weight-complex="normal"/>
    </style:style>
    <style:style style:name="T420" style:family="text">
      <style:text-properties style:font-name="Sans-serif" fo:font-weight="normal" officeooo:rsid="10ae7790" style:font-weight-asian="normal" style:font-weight-complex="normal"/>
    </style:style>
    <style:style style:name="T421" style:family="text">
      <style:text-properties style:font-name="Sans-serif" fo:font-weight="normal" officeooo:rsid="10b1d9c0" style:font-weight-asian="normal" style:font-weight-complex="normal"/>
    </style:style>
    <style:style style:name="T422" style:family="text">
      <style:text-properties style:font-name="Sans-serif" fo:font-weight="normal" officeooo:rsid="10c42ae6" style:font-weight-asian="normal" style:font-weight-complex="normal"/>
    </style:style>
    <style:style style:name="T423" style:family="text">
      <style:text-properties style:font-name="Sans-serif" fo:font-weight="normal" officeooo:rsid="10c4c15f" style:font-weight-asian="normal" style:font-weight-complex="normal"/>
    </style:style>
    <style:style style:name="T424" style:family="text">
      <style:text-properties style:font-name="Sans-serif" fo:font-weight="normal" officeooo:rsid="10c53ef3" style:font-weight-asian="normal" style:font-weight-complex="normal"/>
    </style:style>
    <style:style style:name="T425" style:family="text">
      <style:text-properties style:font-name="Sans-serif" fo:font-weight="normal" officeooo:rsid="10c87cd2" style:font-weight-asian="normal" style:font-weight-complex="normal"/>
    </style:style>
    <style:style style:name="T426" style:family="text">
      <style:text-properties style:font-name="Sans-serif" fo:font-weight="normal" officeooo:rsid="10ca1b20" style:font-weight-asian="normal" style:font-weight-complex="normal"/>
    </style:style>
    <style:style style:name="T427" style:family="text">
      <style:text-properties style:font-name="Sans-serif" fo:font-weight="normal" officeooo:rsid="10cb4b01" style:font-weight-asian="normal" style:font-weight-complex="normal"/>
    </style:style>
    <style:style style:name="T428" style:family="text">
      <style:text-properties style:font-name="Sans-serif" fo:font-weight="normal" officeooo:rsid="10d0d04c" style:font-weight-asian="normal" style:font-weight-complex="normal"/>
    </style:style>
    <style:style style:name="T429" style:family="text">
      <style:text-properties style:font-name="Sans-serif" fo:font-weight="normal" officeooo:rsid="11010a48" style:font-weight-asian="normal" style:font-weight-complex="normal"/>
    </style:style>
    <style:style style:name="T430" style:family="text">
      <style:text-properties style:font-name="Sans-serif" fo:font-weight="normal" officeooo:rsid="11b33239" style:font-weight-asian="normal" style:font-weight-complex="normal"/>
    </style:style>
    <style:style style:name="T431" style:family="text">
      <style:text-properties style:font-name="Sans-serif" fo:font-weight="normal" officeooo:rsid="11d74a93" style:font-weight-asian="normal" style:font-weight-complex="normal"/>
    </style:style>
    <style:style style:name="T432" style:family="text">
      <style:text-properties style:font-name="Sans-serif" fo:font-weight="normal" officeooo:rsid="11d842ef" style:font-weight-asian="normal" style:font-weight-complex="normal"/>
    </style:style>
    <style:style style:name="T433" style:family="text">
      <style:text-properties style:font-name="Sans-serif" fo:font-weight="normal" officeooo:rsid="11f7904d" style:font-weight-asian="normal" style:font-weight-complex="normal"/>
    </style:style>
    <style:style style:name="T434" style:family="text">
      <style:text-properties style:font-name="Sans-serif" fo:font-weight="normal" officeooo:rsid="11f9d154" style:font-weight-asian="normal" style:font-weight-complex="normal"/>
    </style:style>
    <style:style style:name="T435" style:family="text">
      <style:text-properties style:font-name="Sans-serif" fo:font-weight="normal" officeooo:rsid="11fb66f3" style:font-weight-asian="normal" style:font-weight-complex="normal"/>
    </style:style>
    <style:style style:name="T436" style:family="text">
      <style:text-properties style:font-name="Sans-serif" fo:font-weight="normal" officeooo:rsid="1215c3de" style:font-weight-asian="normal" style:font-weight-complex="normal"/>
    </style:style>
    <style:style style:name="T437" style:family="text">
      <style:text-properties style:font-name="Sans-serif" fo:font-weight="normal" officeooo:rsid="1218d192" style:font-weight-asian="normal" style:font-weight-complex="normal"/>
    </style:style>
    <style:style style:name="T438" style:family="text">
      <style:text-properties style:font-name="Sans-serif" fo:font-weight="normal" officeooo:rsid="121a948c" style:font-weight-asian="normal" style:font-weight-complex="normal"/>
    </style:style>
    <style:style style:name="T439" style:family="text">
      <style:text-properties style:font-name="Sans-serif" fo:font-weight="normal" officeooo:rsid="121c77c3" style:font-weight-asian="normal" style:font-weight-complex="normal"/>
    </style:style>
    <style:style style:name="T440" style:family="text">
      <style:text-properties style:font-name="Sans-serif" fo:font-weight="normal" officeooo:rsid="121c97ff" style:font-weight-asian="normal" style:font-weight-complex="normal"/>
    </style:style>
    <style:style style:name="T441" style:family="text">
      <style:text-properties style:font-name="Sans-serif" fo:font-weight="normal" officeooo:rsid="121f5067" style:font-weight-asian="normal" style:font-weight-complex="normal"/>
    </style:style>
    <style:style style:name="T442" style:family="text">
      <style:text-properties style:font-name="Sans-serif" fo:font-weight="normal" officeooo:rsid="12221b84" style:font-weight-asian="normal" style:font-weight-complex="normal"/>
    </style:style>
    <style:style style:name="T443" style:family="text">
      <style:text-properties style:font-name="Sans-serif" fo:font-weight="normal" officeooo:rsid="1223b22c" style:font-weight-asian="normal" style:font-weight-complex="normal"/>
    </style:style>
    <style:style style:name="T444" style:family="text">
      <style:text-properties style:font-name="Sans-serif" fo:font-weight="normal" officeooo:rsid="1235d79b" style:font-weight-asian="normal" style:font-weight-complex="normal"/>
    </style:style>
    <style:style style:name="T445" style:family="text">
      <style:text-properties style:font-name="Sans-serif" fo:font-weight="normal" officeooo:rsid="0f040072" style:font-weight-asian="normal" style:font-weight-complex="normal"/>
    </style:style>
    <style:style style:name="T446" style:family="text">
      <style:text-properties style:font-name="Sans-serif" fo:font-weight="normal" officeooo:rsid="1255f8e3" style:font-weight-asian="normal" style:font-weight-complex="normal"/>
    </style:style>
    <style:style style:name="T447" style:family="text">
      <style:text-properties style:font-name="Sans-serif" fo:font-weight="bold" style:font-weight-asian="bold" style:font-weight-complex="bold"/>
    </style:style>
    <style:style style:name="T448" style:family="text">
      <style:text-properties style:font-name="Sans-serif" fo:font-weight="bold" officeooo:rsid="1017ce43" style:font-weight-asian="bold" style:font-weight-complex="bold"/>
    </style:style>
    <style:style style:name="T449" style:family="text">
      <style:text-properties style:font-name="Sans-serif" fo:font-weight="bold" officeooo:rsid="1087afe8" style:font-weight-asian="bold" style:font-weight-complex="bold"/>
    </style:style>
    <style:style style:name="T450" style:family="text">
      <style:text-properties style:font-name="Sans-serif" fo:font-weight="bold" officeooo:rsid="108bbc39" style:font-weight-asian="bold" style:font-weight-complex="bold"/>
    </style:style>
    <style:style style:name="T451" style:family="text">
      <style:text-properties style:font-name="Sans-serif" fo:font-weight="bold" officeooo:rsid="0ce7dee6" style:font-weight-asian="bold" style:font-weight-complex="bold"/>
    </style:style>
    <style:style style:name="T452" style:family="text">
      <style:text-properties style:font-name="Sans-serif" fo:font-weight="bold" officeooo:rsid="10a9210f" style:font-weight-asian="bold" style:font-weight-complex="bold"/>
    </style:style>
    <style:style style:name="T453" style:family="text">
      <style:text-properties style:font-name="Sans-serif" fo:font-weight="bold" officeooo:rsid="10ab4ae2" style:font-weight-asian="bold" style:font-weight-complex="bold"/>
    </style:style>
    <style:style style:name="T454" style:family="text">
      <style:text-properties style:font-name="Sans-serif" fo:font-weight="bold" officeooo:rsid="0d517e3f" style:font-weight-asian="bold" style:font-weight-complex="bold"/>
    </style:style>
    <style:style style:name="T455" style:family="text">
      <style:text-properties style:font-name="Sans-serif" fo:font-weight="bold" officeooo:rsid="0f8e712c" style:font-weight-asian="bold" style:font-weight-complex="bold"/>
    </style:style>
    <style:style style:name="T456" style:family="text">
      <style:text-properties style:font-name="Sans-serif" fo:font-weight="bold" officeooo:rsid="10ca1b20" style:font-weight-asian="bold" style:font-weight-complex="bold"/>
    </style:style>
    <style:style style:name="T457" style:family="text">
      <style:text-properties style:font-name="Sans-serif" fo:font-weight="bold" officeooo:rsid="1188ee14" style:font-weight-asian="bold" style:font-weight-complex="bold"/>
    </style:style>
    <style:style style:name="T458" style:family="text">
      <style:text-properties style:font-name="Sans-serif" fo:font-weight="bold" officeooo:rsid="11fff8c7" style:font-weight-asian="bold" style:font-weight-complex="bold"/>
    </style:style>
    <style:style style:name="T459" style:family="text">
      <style:text-properties style:font-name="Sans-serif" fo:font-weight="bold" officeooo:rsid="1201a08f" style:font-weight-asian="bold" style:font-weight-complex="bold"/>
    </style:style>
    <style:style style:name="T460" style:family="text">
      <style:text-properties style:font-name="Sans-serif" fo:font-weight="bold" officeooo:rsid="1225a51e" style:font-weight-asian="bold" style:font-weight-complex="bold"/>
    </style:style>
    <style:style style:name="T461" style:family="text">
      <style:text-properties style:font-name="Sans-serif" fo:font-weight="bold" officeooo:rsid="12334afc" style:font-weight-asian="bold" style:font-weight-complex="bold"/>
    </style:style>
    <style:style style:name="T462" style:family="text">
      <style:text-properties style:font-name="Sans-serif" fo:font-weight="bold" officeooo:rsid="123404ae" style:font-weight-asian="bold" style:font-weight-complex="bold"/>
    </style:style>
    <style:style style:name="T463" style:family="text">
      <style:text-properties style:font-name="Sans-serif" fo:font-weight="bold" officeooo:rsid="0f040072" style:font-weight-asian="bold" style:font-weight-complex="bold"/>
    </style:style>
    <style:style style:name="T464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465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466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467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68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469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470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471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472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473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474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475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476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477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478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479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480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481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482" style:family="text">
      <style:text-properties style:font-name="Sans-serif" style:text-underline-style="none" fo:font-weight="bold" style:font-weight-asian="bold" style:font-weight-complex="bold"/>
    </style:style>
    <style:style style:name="T483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484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485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486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01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02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03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504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505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506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507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508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509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510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511" style:family="text">
      <style:text-properties fo:font-size="9pt" fo:font-weight="normal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532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533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534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535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536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537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538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539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540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541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542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543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544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545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546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547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548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549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550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551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552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553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554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555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556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557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558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559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560" style:family="text">
      <style:text-properties fo:font-size="9pt" style:font-size-asian="9pt" style:font-size-complex="9pt"/>
    </style:style>
    <style:style style:name="T561" style:family="text">
      <style:text-properties fo:font-size="9pt" officeooo:rsid="0954d4dc" style:font-size-asian="9pt" style:font-size-complex="9pt"/>
    </style:style>
    <style:style style:name="T56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63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63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63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63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3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64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64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64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643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644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45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46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647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649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650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651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652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653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654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655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656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657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658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659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660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661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662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663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664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665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666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667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668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669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670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671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672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673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674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675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676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677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678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679" style:family="text">
      <style:text-properties fo:font-size="9pt" fo:font-style="normal" style:font-size-asian="9pt" style:font-style-asian="normal" style:font-size-complex="9pt" style:font-style-complex="normal"/>
    </style:style>
    <style:style style:name="T680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681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682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683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684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685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686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687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688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689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690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691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692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693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694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695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696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697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698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699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700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701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702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703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704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705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706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70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708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709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10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711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712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713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714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715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716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717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718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719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720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721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722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723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724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725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726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727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728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729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730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731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732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733" style:family="text">
      <style:text-properties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734" style:family="text">
      <style:text-properties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735" style:family="text">
      <style:text-properties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736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73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738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739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740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741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42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43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744" style:family="text">
      <style:text-properties fo:font-size="9pt" fo:font-style="italic" style:font-size-asian="9pt" style:font-style-asian="italic" style:font-size-complex="9pt" style:font-style-complex="italic"/>
    </style:style>
    <style:style style:name="T745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746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747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748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749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750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751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752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753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754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75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756" style:family="text">
      <style:text-properties officeooo:rsid="070693ee"/>
    </style:style>
    <style:style style:name="T75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8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759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760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761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762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763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764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765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766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767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768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769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770" style:family="text">
      <style:text-properties style:text-underline-style="none" fo:font-weight="normal" style:font-weight-asian="normal" style:font-weight-complex="normal"/>
    </style:style>
    <style:style style:name="T771" style:family="text">
      <style:text-properties style:text-underline-style="none" fo:font-weight="normal" officeooo:rsid="0b9e39c7" style:font-weight-asian="normal" style:font-weight-complex="normal"/>
    </style:style>
    <style:style style:name="T772" style:family="text">
      <style:text-properties style:text-underline-style="none" fo:font-weight="normal" officeooo:rsid="0ba0030d" style:font-weight-asian="normal" style:font-weight-complex="normal"/>
    </style:style>
    <style:style style:name="T773" style:family="text">
      <style:text-properties style:text-underline-style="none" fo:font-weight="normal" officeooo:rsid="0ba3f5ac" style:font-weight-asian="normal" style:font-weight-complex="normal"/>
    </style:style>
    <style:style style:name="T774" style:family="text">
      <style:text-properties style:text-underline-style="none" fo:font-weight="normal" officeooo:rsid="0ba816f6" style:font-weight-asian="normal" style:font-weight-complex="normal"/>
    </style:style>
    <style:style style:name="T775" style:family="text">
      <style:text-properties style:text-underline-style="none" fo:font-weight="normal" officeooo:rsid="0ba82d9a" style:font-weight-asian="normal" style:font-weight-complex="normal"/>
    </style:style>
    <style:style style:name="T776" style:family="text">
      <style:text-properties style:text-underline-style="none" fo:font-weight="normal" officeooo:rsid="0bceaf70" style:font-weight-asian="normal" style:font-weight-complex="normal"/>
    </style:style>
    <style:style style:name="T777" style:family="text">
      <style:text-properties style:text-underline-style="none" fo:font-weight="normal" officeooo:rsid="0c0ce766" style:font-weight-asian="normal" style:font-weight-complex="normal"/>
    </style:style>
    <style:style style:name="T778" style:family="text">
      <style:text-properties style:text-underline-style="none" fo:font-weight="normal" officeooo:rsid="0c5378d7" style:font-weight-asian="normal" style:font-weight-complex="normal"/>
    </style:style>
    <style:style style:name="T779" style:family="text">
      <style:text-properties style:text-underline-style="none" fo:font-weight="normal" officeooo:rsid="0ca983be" style:font-weight-asian="normal" style:font-weight-complex="normal"/>
    </style:style>
    <style:style style:name="T780" style:family="text">
      <style:text-properties style:text-underline-style="none" fo:font-weight="normal" officeooo:rsid="0cbe8fa9" style:font-weight-asian="normal" style:font-weight-complex="normal"/>
    </style:style>
    <style:style style:name="T781" style:family="text">
      <style:text-properties style:text-underline-style="none" fo:font-weight="normal" officeooo:rsid="0d46892e" style:font-weight-asian="normal" style:font-weight-complex="normal"/>
    </style:style>
    <style:style style:name="T782" style:family="text">
      <style:text-properties style:text-underline-style="none" fo:font-weight="normal" officeooo:rsid="0d475d5a" style:font-weight-asian="normal" style:font-weight-complex="normal"/>
    </style:style>
    <style:style style:name="T783" style:family="text">
      <style:text-properties style:text-underline-style="none" fo:font-weight="normal" officeooo:rsid="0d823870" style:font-weight-asian="normal" style:font-weight-complex="normal"/>
    </style:style>
    <style:style style:name="T784" style:family="text">
      <style:text-properties style:text-underline-style="none" fo:font-weight="normal" officeooo:rsid="0ddf2617" style:font-weight-asian="normal" style:font-weight-complex="normal"/>
    </style:style>
    <style:style style:name="T785" style:family="text">
      <style:text-properties style:text-underline-style="none" fo:font-weight="normal" officeooo:rsid="0cf33a94" style:font-weight-asian="normal" style:font-weight-complex="normal"/>
    </style:style>
    <style:style style:name="T786" style:family="text">
      <style:text-properties style:text-underline-style="none" fo:font-weight="normal" officeooo:rsid="0d61f811" style:font-weight-asian="normal" style:font-weight-complex="normal"/>
    </style:style>
    <style:style style:name="T787" style:family="text">
      <style:text-properties style:text-underline-style="none" fo:font-weight="normal" officeooo:rsid="0d60c13f" style:font-weight-asian="normal" style:font-weight-complex="normal"/>
    </style:style>
    <style:style style:name="T788" style:family="text">
      <style:text-properties style:text-underline-style="none" fo:font-weight="normal" officeooo:rsid="0cf58151" style:font-weight-asian="normal" style:font-weight-complex="normal"/>
    </style:style>
    <style:style style:name="T789" style:family="text">
      <style:text-properties style:text-underline-style="none" fo:font-weight="normal" officeooo:rsid="0d62285b" style:font-weight-asian="normal" style:font-weight-complex="normal"/>
    </style:style>
    <style:style style:name="T790" style:family="text">
      <style:text-properties style:text-underline-style="none" fo:font-weight="normal" officeooo:rsid="0e1a8c14" style:font-weight-asian="normal" style:font-weight-complex="normal"/>
    </style:style>
    <style:style style:name="T791" style:family="text">
      <style:text-properties style:text-underline-style="none" fo:font-weight="normal" officeooo:rsid="0e750401" style:font-weight-asian="normal" style:font-weight-complex="normal"/>
    </style:style>
    <style:style style:name="T792" style:family="text">
      <style:text-properties style:text-underline-style="none" fo:font-weight="normal" officeooo:rsid="0e764c66" style:font-weight-asian="normal" style:font-weight-complex="normal"/>
    </style:style>
    <style:style style:name="T793" style:family="text">
      <style:text-properties style:text-underline-style="none" fo:font-weight="normal" officeooo:rsid="0f0fc0da" style:font-weight-asian="normal" style:font-weight-complex="normal"/>
    </style:style>
    <style:style style:name="T794" style:family="text">
      <style:text-properties style:text-underline-style="none" fo:font-weight="normal" officeooo:rsid="0f276515" style:font-weight-asian="normal" style:font-weight-complex="normal"/>
    </style:style>
    <style:style style:name="T795" style:family="text">
      <style:text-properties style:text-underline-style="none" fo:font-weight="normal" officeooo:rsid="0f65c3be" style:font-weight-asian="normal" style:font-weight-complex="normal"/>
    </style:style>
    <style:style style:name="T796" style:family="text">
      <style:text-properties style:text-underline-style="none" fo:font-weight="normal" officeooo:rsid="0f6deb91" style:font-weight-asian="normal" style:font-weight-complex="normal"/>
    </style:style>
    <style:style style:name="T797" style:family="text">
      <style:text-properties style:text-underline-style="none" fo:font-weight="normal" officeooo:rsid="0f6df1f4" style:font-weight-asian="normal" style:font-weight-complex="normal"/>
    </style:style>
    <style:style style:name="T798" style:family="text">
      <style:text-properties style:text-underline-style="none" fo:font-weight="normal" officeooo:rsid="0f714808" style:font-weight-asian="normal" style:font-weight-complex="normal"/>
    </style:style>
    <style:style style:name="T799" style:family="text">
      <style:text-properties style:text-underline-style="none" fo:font-weight="normal" officeooo:rsid="0f72f59c" style:font-weight-asian="normal" style:font-weight-complex="normal"/>
    </style:style>
    <style:style style:name="T800" style:family="text">
      <style:text-properties style:text-underline-style="none" fo:font-weight="normal" officeooo:rsid="10468c2a" style:font-weight-asian="normal" style:font-weight-complex="normal"/>
    </style:style>
    <style:style style:name="T801" style:family="text">
      <style:text-properties style:text-underline-style="none" fo:font-weight="normal" officeooo:rsid="10f1996b" style:font-weight-asian="normal" style:font-weight-complex="normal"/>
    </style:style>
    <style:style style:name="T802" style:family="text">
      <style:text-properties style:text-underline-style="none" fo:font-weight="normal" officeooo:rsid="10fb000c" style:font-weight-asian="normal" style:font-weight-complex="normal"/>
    </style:style>
    <style:style style:name="T803" style:family="text">
      <style:text-properties style:text-underline-style="none" fo:font-weight="normal" officeooo:rsid="0f040072" style:font-weight-asian="normal" style:font-weight-complex="normal"/>
    </style:style>
    <style:style style:name="T804" style:family="text">
      <style:text-properties style:text-underline-style="none" fo:font-weight="normal" officeooo:rsid="0c9d29fa" style:font-weight-asian="normal" style:font-weight-complex="normal"/>
    </style:style>
    <style:style style:name="T805" style:family="text">
      <style:text-properties style:text-underline-style="none" officeooo:rsid="0eec44b2"/>
    </style:style>
    <style:style style:name="T806" style:family="text">
      <style:text-properties style:text-underline-style="none" officeooo:rsid="077070cb"/>
    </style:style>
    <style:style style:name="T807" style:family="text">
      <style:text-properties style:text-underline-style="none" fo:font-weight="bold" style:font-weight-asian="bold" style:font-weight-complex="bold"/>
    </style:style>
    <style:style style:name="T808" style:family="text">
      <style:text-properties officeooo:rsid="077070cb"/>
    </style:style>
    <style:style style:name="T809" style:family="text">
      <style:text-properties officeooo:rsid="0be9f343"/>
    </style:style>
    <style:style style:name="T810" style:family="text">
      <style:text-properties officeooo:rsid="0c24bbcc"/>
    </style:style>
    <style:style style:name="T811" style:family="text">
      <style:text-properties officeooo:rsid="0ca84e65"/>
    </style:style>
    <style:style style:name="T812" style:family="text">
      <style:text-properties officeooo:rsid="0d8abd57"/>
    </style:style>
    <style:style style:name="T813" style:family="text">
      <style:text-properties officeooo:rsid="0dd83591"/>
    </style:style>
    <style:style style:name="T814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815" style:family="text">
      <style:text-properties officeooo:rsid="0eec44b2"/>
    </style:style>
    <style:style style:name="T816" style:family="text">
      <style:text-properties officeooo:rsid="0ff20b0d"/>
    </style:style>
    <style:style style:name="T817" style:family="text">
      <style:text-properties officeooo:rsid="1102b06b"/>
    </style:style>
    <style:style style:name="T818" style:family="text">
      <style:text-properties officeooo:rsid="0c4f07c7"/>
    </style:style>
    <style:style style:name="T819" style:family="text">
      <style:text-properties officeooo:rsid="02f842e5"/>
    </style:style>
    <style:style style:name="T820" style:family="text">
      <style:text-properties officeooo:rsid="0ecc27a1"/>
    </style:style>
    <style:style style:name="T821" style:family="text">
      <style:text-properties officeooo:rsid="117f8889"/>
    </style:style>
    <style:style style:name="T822" style:family="text">
      <style:text-properties officeooo:rsid="0732101a"/>
    </style:style>
    <style:style style:name="T823" style:family="text">
      <style:text-properties officeooo:rsid="120d4529"/>
    </style:style>
    <style:style style:name="T824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94">These rules define </text:span><text:span text:style-name="T195">some</text:span><text:span text:style-name="T194"> concepts; then name, </text:span><text:span text:style-name="T196">define, and use </text:span><text:span text:style-name="T197">different </text:span><text:span text:style-name="T198">types</text:span><text:span text:style-name="T194"> of the</text:span><text:span text:style-name="T199">m.</text:span><text:span text:style-name="T194"> </text:span><text:span text:style-name="T200">Types </text:span><text:span text:style-name="T201">with different names </text:span><text:span text:style-name="T202">are</text:span><text:span text:style-name="T201"> different:</text:span><text:span text:style-name="T203"> “</text:span><text:span text:style-name="T204">salty</text:span><text:span text:style-name="T203"> moves” </text:span><text:span text:style-name="T205">aren’t “story moves”</text:span><text:span text:style-name="T203">, </text:span><text:span text:style-name="T206">but they’re both “moves”</text:span><text:span text:style-name="T201">.</text:span><text:span text:style-name="T194"> </text:span><text:span text:style-name="T207">No need to memorize, but try not to confuse </text:span><text:span text:style-name="T201">similar names.</text:span></text:p>
      <text:p text:style-name="P2"/>
      <text:p text:style-name="P13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8">R</text:span><text:span text:style-name="T209">efers</text:span><text:span text:style-name="T5">⌝</text:span><text:span text:style-name="T209"> to a </text:span><text:span text:style-name="T210">text </text:span><text:span text:style-name="T209">block with (nearly) that </text:span><text:span text:style-name="T211">heading</text:span><text:span text:style-name="T212">. </text:span><text:span text:style-name="T246">Italics</text:span><text:span text:style-name="T213"> </text:span><text:span text:style-name="T214">is </text:span><text:span text:style-name="T215">a</text:span><text:span text:style-name="T216"> </text:span><text:span text:style-name="T217">non-</text:span><text:span text:style-name="T218">meta</text:span><text:span text:style-name="T219"> ⌞</text:span><text:span text:style-name="T722">move⌝</text:span><text:span text:style-name="T213">, </text:span><text:span text:style-name="T220">not </text:span><text:span text:style-name="T766">emphasis</text:span><text:span text:style-name="T213">. </text:span><text:span text:style-name="T221">Bold </text:span><text:span text:style-name="T222">for</text:span><text:span text:style-name="T221"> </text:span><text:span text:style-name="T15">what</text:span><text:span text:style-name="T221"> you </text:span><text:span text:style-name="T669">roll</text:span><text:span text:style-name="T526">. </text:span><text:span text:style-name="T223">Math </text:span><text:span text:style-name="T224">in ⌊ ⌋</text:span><text:span text:style-name="T225">: g</text:span><text:span text:style-name="T226">et</text:span><text:span text:style-name="T225"> ⌊</text:span><text:span text:style-name="T227">5</text:span><text:span text:style-name="T228"> </text:span><text:bookmark text:name="gen-h1-1-00000001"/><text:span text:style-name="T228">× </text:span><text:span text:style-name="T229">(</text:span><text:span text:style-name="T228">bushes ÷ </text:span><text:span text:style-name="T229">bears)</text:span><text:span text:style-name="T225">⌋ berries.</text:span></text:p>
      <text:p text:style-name="P13"><text:span text:style-name="T194"/></text:p>
      <text:p text:style-name="Standard"><text:span text:style-name="T807">Moves</text:span><text:span text:style-name="T2"> ►</text:span><text:span text:style-name="T20"> </text:span><text:span text:style-name="T230">A move is </text:span><text:span text:style-name="T231">an</text:span><text:span text:style-name="T232"> action</text:span><text:span text:style-name="T233"> you </text:span><text:span text:style-name="T234">can </text:span><text:span text:style-name="T232">take </text:span><text:span text:style-name="T235">as </text:span><text:span text:style-name="T804">either a </text:span><text:span text:style-name="T767">player</text:span><text:span text:style-name="T804"> or a </text:span><text:span text:style-name="T767">character</text:span><text:span text:style-name="T371"> </text:span><text:span text:style-name="T372">while</text:span><text:span text:style-name="T371"> playing this game. </text:span><text:span text:style-name="T373">A move’s </text:span><text:span text:style-name="T374">text describes </text:span><text:span text:style-name="T375">how the move works.</text:span><text:span text:style-name="T374"> </text:span><text:span text:style-name="T376">Usually a move has an in-game effect; sometimes it has activation conditions or costs.</text:span></text:p>
      <text:p text:style-name="P15"/>
      <text:p text:style-name="P14"><text:span text:style-name="T377">Meta moves, like this one, </text:span><text:span text:style-name="T378">define </text:span><text:span text:style-name="T379">or explain </text:span><text:span text:style-name="T380">stuff</text:span><text:span text:style-name="T377">. </text:span><text:span text:style-name="T381">You </text:span><text:span text:style-name="T263">⌞</text:span><text:span text:style-name="T262">make a move</text:span><text:span text:style-name="T263">⌝</text:span><text:span text:style-name="T381"> </text:span><text:span text:style-name="T382">like this one </text:span><text:span text:style-name="T381">just by reading it.</text:span></text:p>
      <text:p text:style-name="P14"><text:span text:style-name="T194"/></text:p>
      <text:p text:style-name="P16"><text:span text:style-name="T805">Aptitudes</text:span><text:span text:style-name="T815"> ►</text:span><text:span text:style-name="T26"> </text:span><text:span text:style-name="T86">An aptitude </text:span><text:span text:style-name="T124">is a score </text:span><text:span text:style-name="T63">represent</text:span><text:span text:style-name="T124">ing</text:span><text:span text:style-name="T63"> </text:span><text:span text:style-name="T121">a</text:span><text:span text:style-name="T123">f</text:span><text:span text:style-name="T121">finity</text:span><text:span text:style-name="T105"> or </text:span><text:span text:style-name="T64">proficiency </text:span><text:span text:style-name="T84">at some challenging </text:span><text:span text:style-name="T85">activity. ⌞</text:span><text:span text:style-name="T793">Moves⌝ </text:span><text:span text:style-name="T800">are verbs that </text:span><text:span text:style-name="T793">say what you </text:span><text:span text:style-name="T760">can do</text:span><text:span text:style-name="T793">; aptitudes </text:span><text:span text:style-name="T800">are nouns that </text:span><text:span text:style-name="T794">track </text:span><text:span text:style-name="T793">what you’re </text:span><text:span text:style-name="T760">good at</text:span><text:span text:style-name="T793">. </text:span><text:span text:style-name="T795">Don’t confuse them.</text:span></text:p>
      <text:p text:style-name="P16"><text:span text:style-name="T194"/></text:p>
      <text:p text:style-name="P40"><text:span text:style-name="T806">Resources</text:span><text:span text:style-name="T808"> ►</text:span><text:span text:style-name="T22"> </text:span><text:span text:style-name="T45">A r</text:span><text:span text:style-name="T22">esource </text:span><text:span text:style-name="T45">is </text:span><text:span text:style-name="T22">some asset or </text:span><text:span text:style-name="T46">quality</text:span><text:span text:style-name="T22"> </text:span><text:span text:style-name="T139">you have</text:span><text:span text:style-name="T122"> </text:span><text:span text:style-name="T139">in this game</text:span><text:span text:style-name="T22">. </text:span><text:span text:style-name="T39">S</text:span><text:span text:style-name="T37">ome </text:span><text:span text:style-name="T61">resources </text:span><text:span text:style-name="T38">are just </text:span><text:span text:style-name="T40">notes </text:span><text:span text:style-name="T41">you keep</text:span><text:span text:style-name="T37">, </text:span><text:span text:style-name="T39">but </text:span><text:span text:style-name="T83">many </text:span><text:span text:style-name="T36">are tracked with points </text:span><text:span text:style-name="T140">that go up and down during play. </text:span><text:span text:style-name="T141">Some combine both.</text:span></text:p>
      <text:p text:style-name="P40"><text:span text:style-name="T141"/></text:p>
      <text:p text:style-name="P18"><text:span text:style-name="T247">Make a move</text:span> ► <text:span text:style-name="T42">You “</text:span><text:span text:style-name="T43">make”</text:span><text:span text:style-name="T42"> a ⌞move⌝ </text:span><text:span text:style-name="T91">by </text:span><text:span text:style-name="T761">doing</text:span><text:span text:style-name="T762"> something described </text:span><text:span text:style-name="T763">in</text:span><text:span text:style-name="T762"> a move</text:span><text:span text:style-name="T771">. </text:span><text:span text:style-name="T779">You may be </text:span><text:span text:style-name="T764">required</text:span><text:span text:style-name="T779"> to make a move by its </text:span><text:span text:style-name="T796">description</text:span><text:span text:style-name="T779"> </text:span><text:span text:style-name="T783">or </text:span><text:span text:style-name="T797">by </text:span><text:span text:style-name="T783">some other move</text:span><text:span text:style-name="T779">. </text:span><text:span text:style-name="T772">If there’s no move that </text:span><text:span text:style-name="T801">kinda </text:span><text:span text:style-name="T772">describes what you’re doing, </text:span><text:span text:style-name="T773">or there is but you </text:span><text:span text:style-name="T790">don’t have</text:span><text:span text:style-name="T773"> it</text:span><text:span text:style-name="T772">, you can’t do that thing.</text:span></text:p>
      <text:p text:style-name="P35"/>
      <text:p text:style-name="P19"><text:span text:style-name="T774">I</text:span><text:span text:style-name="T773">f </text:span><text:span text:style-name="T802">a </text:span><text:span text:style-name="T773">move’s description says that some conditions </text:span><text:span text:style-name="T798">apply</text:span><text:span text:style-name="T773">, </text:span><text:span text:style-name="T774">but those conditions aren’t </text:span><text:span text:style-name="T799">met</text:span><text:span text:style-name="T774"> (and you can’t </text:span><text:span text:style-name="T799">meet them</text:span><text:span text:style-name="T774">)</text:span><text:span text:style-name="T773">, you can’t make the move. </text:span><text:span text:style-name="T775">Same if it says there’s a cost that you can’t or won’t </text:span><text:span text:style-name="T776">pay</text:span><text:span text:style-name="T775">.</text:span></text:p>
      <text:p text:style-name="P19"><text:span text:style-name="T775"/></text:p>
      <text:p text:style-name="P20"><text:span text:style-name="T817">Move chains</text:span> ► <text:span text:style-name="T20">Sometimes a ⌞move⌝ </text:span><text:span text:style-name="T44">(parent)</text:span><text:span text:style-name="T20"> says that it applies when you’re making a different move </text:span><text:span text:style-name="T44">(child)</text:span><text:span text:style-name="T20"> </text:span><text:span text:style-name="T313">or that you should make another move (child) as a </text:span><text:span text:style-name="T315">part</text:span><text:span text:style-name="T313"> of </text:span><text:span text:style-name="T316">the parent</text:span><text:span text:style-name="T313">. Unless otherwise stated, you’re </text:span><text:span text:style-name="T317">making both moves: </text:span><text:span text:style-name="T313">first parent, then child. </text:span><text:span text:style-name="T319">Everything</text:span><text:span text:style-name="T313"> </text:span><text:span text:style-name="T318">related to the </text:span><text:span text:style-name="T313">child appl</text:span><text:span text:style-name="T320">ies</text:span><text:span text:style-name="T313"> </text:span><text:span text:style-name="T314">normally</text:span><text:span text:style-name="T313">, unless the parent move says </text:span><text:span text:style-name="T321">otherwis</text:span><text:span text:style-name="T360">e.</text:span></text:p>
      <text:h text:style-name="P42" text:outline-level="2"><text:span text:style-name="T745">Respect our limits</text:span><text:span text:style-name="T628"> ► This game </text:span><text:span text:style-name="T629">is </text:span><text:span text:style-name="T630">for everyone at the table</text:span><text:span text:style-name="T628">. If somebody </text:span><text:span text:style-name="T625">needs to </text:span><text:span text:style-name="T743">⌞</text:span><text:span text:style-name="T740">state a limit</text:span><text:span text:style-name="T750">⌝</text:span><text:span text:style-name="T628">, immediately cut away or fade to black from whatever is upsetting them. Talk as a table about how to continue the story while </text:span><text:span text:style-name="T631">embracing</text:span><text:span text:style-name="T628"> the limit.</text:span></text:h>
      <text:h text:style-name="P42" text:outline-level="2"><text:span text:style-name="T628"/></text:h>
      <text:list xml:id="list3402523581" text:style-name="L1">
        <text:list-header>
          <text:h text:style-name="P54" text:outline-level="2"><text:span text:style-name="T247">State a limit</text:span><text:span text:style-name="T264"> ► </text:span><text:span text:style-name="T276">This is a game to have fun. If some theme, activity, or imagery of the story is ruining your fun, speak up. </text:span><text:span text:style-name="T277">You don’t have to explain why, you only have to </text:span><text:span text:style-name="T278">indicate </text:span><text:span text:style-name="T277">what.</text:span></text:h>
          <text:h text:style-name="P54" text:outline-level="2"><text:span text:style-name="T277"/></text:h>
        </text:list-header>
      </text:list>
      <text:h text:style-name="P55" text:outline-level="2"><text:span text:style-name="T247">Think </text:span><text:span text:style-name="T248">for the camera</text:span><text:span text:style-name="T264"> ► </text:span><text:span text:style-name="T276">This game works better when </text:span><text:span text:style-name="T310">we</text:span><text:span text:style-name="T276"> think like </text:span><text:span text:style-name="T312">we’re</text:span><text:span text:style-name="T305"> </text:span><text:span text:style-name="T276">directing a </text:span><text:span text:style-name="T345">TV</text:span><text:span text:style-name="T286"> series more</text:span><text:span text:style-name="T276"> than writing a novel. Focus on what </text:span><text:span text:style-name="T310">we</text:span><text:span text:style-name="T305"> </text:span><text:span text:style-name="T276">can perceive with </text:span><text:span text:style-name="T306">ou</text:span><text:span text:style-name="T307">r</text:span><text:span text:style-name="T306"> </text:span><text:span text:style-name="T276">senses </text:span><text:span text:style-name="T284">here in the moment.</text:span></text:h>
      <text:h text:style-name="P55" text:outline-level="2"><text:span text:style-name="T284"/></text:h>
      <text:h text:style-name="P56" text:outline-level="2"><text:span text:style-name="T256">Invent fiction</text:span><text:span text:style-name="T276"> ► </text:span><text:span text:style-name="T287">This game shines when you s</text:span><text:span text:style-name="T276">peak up </text:span><text:span text:style-name="T287">to </text:span><text:span text:style-name="T295">refine, </text:span><text:span text:style-name="T302">improve,</text:span><text:span text:style-name="T294"> or </text:span><text:span text:style-name="T301">augment</text:span><text:span text:style-name="T294"> </text:span><text:span text:style-name="T296">the </text:span><text:span text:style-name="T299">scenario</text:span><text:span text:style-name="T276">. </text:span><text:span text:style-name="T297">It needs to make sense, and t</text:span><text:span text:style-name="T293">he </text:span><text:span text:style-name="T303">GM</text:span><text:span text:style-name="T293"> has final veto, but the </text:span><text:span text:style-name="T298">only firm rule</text:span><text:span text:style-name="T293"> is: </text:span><text:span text:style-name="T279">don’t contradict anything already established. </text:span><text:span text:style-name="T265">Use this to set up </text:span><text:span text:style-name="T270">a</text:span><text:span text:style-name="T265"> move </text:span><text:span text:style-name="T362">or</text:span><text:span text:style-name="T265"> </text:span><text:span text:style-name="T266">just </text:span><text:span text:style-name="T269">to </text:span><text:span text:style-name="T265">make </text:span><text:span text:style-name="T268">shit</text:span><text:span text:style-name="T265"> cooler.</text:span></text:h>
      <text:h text:style-name="P60" text:outline-level="2"/>
      <text:h text:style-name="P66" text:outline-level="2"><text:span text:style-name="T280">Ex.</text:span><text:span text:style-name="T21"> </text:span><text:span text:style-name="T325">T</text:span><text:span text:style-name="T326">he</text:span><text:span text:style-name="T327">y’re </text:span><text:span text:style-name="T326">wearing </text:span><text:span text:style-name="T328">my</text:span><text:span text:style-name="T326"> favorite </text:span><text:span text:style-name="T329">designer. </text:span><text:span text:style-name="T330">My</text:span><text:span text:style-name="T331"> </text:span><text:span text:style-name="T332">fur</text:span><text:span text:style-name="T331"> is </text:span><text:span text:style-name="T333">saturated violet</text:span><text:span text:style-name="T334">. </text:span><text:span text:style-name="T335">Lucky </text:span><text:span text:style-name="T336">I’ve always got my boot knife.</text:span><text:span text:style-name="T329"> </text:span><text:span text:style-name="T280">Maybe the </text:span><text:span text:style-name="T337">roof</text:span><text:span text:style-name="T280"> collapsed in one corner. </text:span><text:span text:style-name="T325">It’s a huge gun, </text:span><text:span text:style-name="T338">just</text:span><text:span text:style-name="T325"> a fucking giant revolver with shells like Vienna sausages</text:span><text:span text:style-name="T339">.</text:span><text:span text:style-name="T325"> </text:span><text:span text:style-name="T340">Surely there’s </text:span><text:span text:style-name="T341">a forklift in this warehouse.</text:span></text:h>
      <text:h text:style-name="P66" text:outline-level="2"><text:span text:style-name="T341"/></text:h>
      <text:h text:style-name="P57" text:outline-level="2"><text:span text:style-name="T249">B</text:span><text:span text:style-name="T247">e curious, not cautious</text:span><text:span text:style-name="T264"> ►</text:span><text:span text:style-name="T276"> </text:span><text:span text:style-name="T289">This</text:span><text:span text:style-name="T276"> game is more fun when </text:span><text:span text:style-name="T311">we</text:span><text:span text:style-name="T276"> play to find out what happens </text:span><text:span text:style-name="T281">than when </text:span><text:span text:style-name="T311">we</text:span><text:span text:style-name="T308"> </text:span><text:span text:style-name="T281">play to keep our character</text:span><text:span text:style-name="T322">s</text:span><text:span text:style-name="T281"> </text:span><text:span text:style-name="T309">content</text:span><text:span text:style-name="T281">. </text:span><text:span text:style-name="T282">Stories about people who never </text:span><text:span text:style-name="T291">take risks, never </text:span><text:span text:style-name="T282">get hurt, who never fail </text:span><text:span text:style-name="T283">leave </text:span><text:span text:style-name="T282">fewer memories than stories about </text:span><text:span text:style-name="T283">a hot fucking mess</text:span><text:span text:style-name="T285">.</text:span></text:h>
      <text:h text:style-name="P57" text:outline-level="2"><text:span text:style-name="T359"/></text:h>
      <text:h text:style-name="P58" text:outline-level="2"><text:span text:style-name="T250">D</text:span><text:span text:style-name="T251">on’t sweat the meta</text:span><text:span text:style-name="T267"> ► </text:span><text:span text:style-name="T288">In this game, i</text:span><text:span text:style-name="T290">t’s okay for you to know things </text:span><text:span text:style-name="T292">that</text:span><text:span text:style-name="T290"> you don’t know, and to act on that knowledge when it would make </text:span><text:span text:style-name="T300">shit</text:span><text:span text:style-name="T290"> cooler. </text:span><text:span text:style-name="T304">Likewise, don’t </text:span><text:span text:style-name="T343">keep</text:span><text:span text:style-name="T342"> secrets </text:span><text:span text:style-name="T344">out-of-character</text:span><text:span text:style-name="T304">. Be </text:span><text:span text:style-name="T342">open </text:span><text:span text:style-name="T304">so that </text:span><text:span text:style-name="T356">folks </text:span><text:span text:style-name="T358">can </text:span><text:span text:style-name="T356">appreciate</text:span><text:span text:style-name="T304"> </text:span><text:span text:style-name="T354">the badass in-character secrets you’re </text:span><text:span text:style-name="T357">keeping</text:span><text:span text:style-name="T355">.</text:span></text:h>
      <text:h text:style-name="P58" text:outline-level="2"><text:span text:style-name="T355"/></text:h>
      <text:h text:style-name="P43" text:outline-level="2"><text:span text:style-name="T746">Dispute</text:span><text:span text:style-name="T744"> fiction</text:span><text:span text:style-name="T679"> </text:span><text:span text:style-name="T562">► Sometimes the </text:span><text:span text:style-name="T568">GM</text:span><text:span text:style-name="T562"> will say something they think is cool, </text:span><text:span text:style-name="T654">but </text:span><text:span text:style-name="T655">that would make you turn off a show you were watching</text:span><text:span text:style-name="T562">. </text:span><text:span text:style-name="T564">You’</text:span><text:span text:style-name="T565">re</text:span><text:span text:style-name="T564"> </text:span><text:span text:style-name="T566">trying</text:span><text:span text:style-name="T564"> to </text:span><text:span text:style-name="T737">⌞be curious, not cautious⌝</text:span><text:span text:style-name="T564"> but whatever the </text:span><text:span text:style-name="T568">GM</text:span><text:span text:style-name="T564"> said just seems to </text:span><text:span text:style-name="T656">ruin </text:span><text:span text:style-name="T564">the whole damn </text:span><text:span text:style-name="T678">thing</text:span><text:span text:style-name="T564"> for you. Speak up and negotiate </text:span><text:span text:style-name="T567">an</text:span><text:span text:style-name="T564"> alternative. </text:span><text:span text:style-name="T657">This is your story too.</text:span></text:h>
      <text:p text:style-name="P17"><text:span text:style-name="T560">Labeled </text:span><text:span text:style-name="T561">items</text:span><text:span text:style-name="T560"> ►</text:span><text:span text:style-name="T511"> </text:span><text:span text:style-name="T550">Items that are grouped together in a section </text:span><text:span text:style-name="T552">might</text:span><text:span text:style-name="T550"> be referred to from inside a </text:span><text:span text:style-name="T526">⌞move⌝ </text:span><text:span text:style-name="T551">by just the section name</text:span><text:span text:style-name="T550">. This means any or all the items </text:span><text:span text:style-name="T553">from</text:span><text:span text:style-name="T550"> that section </text:span><text:span text:style-name="T554">and its subsections.</text:span></text:p>
      <text:p text:style-name="P17"><text:span text:style-name="T554"/></text:p>
      <text:p text:style-name="P21">Bought and free items ► <text:span text:style-name="T20">Some items have a ○ or △; you buy these to select or improve your moves, aptitudes, and resources.</text:span></text:p>
      <text:p text:style-name="P21"><text:span text:style-name="T544"/></text:p>
      <text:p text:style-name="P21"><text:span text:style-name="T548">Once bought, they mean the same. </text:span><text:span text:style-name="T549">T</text:span><text:span text:style-name="T544">he difference is that you buy </text:span><text:span text:style-name="T514">○ </text:span><text:span text:style-name="T544">at </text:span><text:span text:style-name="T754">creation</text:span><text:span text:style-name="T544"> or with </text:span><text:span text:style-name="T754">XP</text:span><text:span text:style-name="T544">; </text:span><text:span text:style-name="T545">b</text:span><text:span text:style-name="T638">ut you </text:span><text:span text:style-name="T708">cannot buy </text:span><text:span text:style-name="T709">△</text:span><text:span text:style-name="T708"> directly</text:span><text:span text:style-name="T638">, </text:span><text:span text:style-name="T639">only when a ⌞move⌝ or the GM says so.</text:span></text:p>
      <text:p text:style-name="P22"><text:span text:style-name="T524"/></text:p>
      <text:p text:style-name="P23"><text:span text:style-name="T532">When you buy a </text:span><text:span text:style-name="T514">○ </text:span><text:span text:style-name="T546">or get a </text:span><text:span text:style-name="T563">△</text:span><text:span text:style-name="T514">, </text:span><text:span text:style-name="T532">fill it </text:span><text:span text:style-name="T533">in </text:span><text:span text:style-name="T543">solid</text:span><text:span text:style-name="T515">. </text:span><text:span text:style-name="T547">This is </text:span><text:span text:style-name="T753">typically</text:span><text:span text:style-name="T547"> permanent. </text:span><text:span text:style-name="T520">Items with </text:span><text:span text:style-name="T514">● </text:span><text:span text:style-name="T520">are </text:span><text:span text:style-name="T521">“</text:span><text:span text:style-name="T543">pre-bought”.</text:span></text:p>
      <text:p text:style-name="P24"/>
      <text:p text:style-name="P25"><text:span text:style-name="T523">I</text:span><text:span text:style-name="T518">tems</text:span><text:span text:style-name="T515"> </text:span><text:span text:style-name="T525">with neither</text:span><text:span text:style-name="T515"> </text:span><text:span text:style-name="T563">△, </text:span><text:span text:style-name="T514">○, </text:span><text:span text:style-name="T527">nor</text:span><text:span text:style-name="T522"> </text:span><text:span text:style-name="T514">● </text:span><text:span text:style-name="T515">are </text:span><text:span text:style-name="T519">automatically </text:span><text:span text:style-name="T529">in play</text:span><text:span text:style-name="T515"> if your playbook contains them.</text:span></text:p>
      <text:p text:style-name="P25"><text:span text:style-name="T515"/></text:p>
      <text:p text:style-name="P26">Aptitude Rating <text:span text:style-name="T822">►</text:span> <text:span text:style-name="T20">When you get an ⌞aptitude⌝, it starts at +0—even this gives you almost a 60% chance of success. Each </text:span><text:span text:style-name="T757">additional</text:span><text:span text:style-name="T20"> ○ you buy gives you another +1 to your modifier. If you </text:span><text:span text:style-name="T190">don’t have</text:span><text:span text:style-name="T20"> an aptitude, but need to </text:span><text:span text:style-name="T741">⌞</text:span><text:span text:style-name="T742">roll</text:span><text:span text:style-name="T741">⌝</text:span><text:span text:style-name="T20"> it anyway, roll with </text:span>-1<text:span text:style-name="T20">.</text:span></text:p>
      <text:p text:style-name="P3"/>
      <text:p text:style-name="P8"><text:span text:style-name="T125">Some aptitudes have more </text:span><text:span text:style-name="T126">or </text:span><text:span text:style-name="T127">less</text:span><text:span text:style-name="T126"> </text:span><text:span text:style-name="T128">○ </text:span><text:span text:style-name="T129">available</text:span><text:span text:style-name="T128">. </text:span><text:span text:style-name="T130">Buying </text:span><text:span text:style-name="T126">more than </text:span><text:span text:style-name="T131">4</text:span><text:span text:style-name="T125"> </text:span><text:span text:style-name="T128">○ </text:span><text:span text:style-name="T125">let</text:span><text:span text:style-name="T132">s</text:span><text:span text:style-name="T125"> you soak up penalties to rolls, </text:span><text:span text:style-name="T133">but</text:span><text:span text:style-name="T125"> </text:span><text:span text:style-name="T134">doesn’t </text:span><text:span text:style-name="T125">let you exceed the maximum </text:span><text:span text:style-name="T135">total </text:span><text:span text:style-name="T125">modifier.</text:span></text:p>
      <text:p text:style-name="P8"><text:span text:style-name="T125"/></text:p>
      <text:p text:style-name="P9"><text:span text:style-name="T809">Gated moves (0) </text:span>►<text:span text:style-name="T20"> </text:span><text:span text:style-name="T47">Some moves have a number in parenthesis after the name. </text:span><text:span text:style-name="T48">In order to buy such a move, y</text:span><text:span text:style-name="T47">ou must already have </text:span><text:span text:style-name="T51">at least </text:span><text:span text:style-name="T49">that </text:span><text:span text:style-name="T50">number of </text:span><text:span text:style-name="T47">moves from the same </text:span><text:span text:style-name="T89">sub</text:span><text:span text:style-name="T47">section of your playbook.</text:span></text:p>
      <text:p text:style-name="P9"><text:span text:style-name="T47"/></text:p>
      <text:p text:style-name="P10"><text:span text:style-name="T271">🗣</text:span><text:span text:style-name="T252">Consult the GM</text:span><text:span text:style-name="T813"> ►</text:span><text:span text:style-name="T93"> Stuff with </text:span><text:span text:style-name="T109">a </text:span><text:span text:style-name="T271">🗣</text:span><text:span text:style-name="T323"> </text:span><text:span text:style-name="T324">icon</text:span><text:span text:style-name="T93"> </text:span><text:span text:style-name="T96">may not be appropriate </text:span><text:span text:style-name="T97">for </text:span><text:span text:style-name="T99">your </text:span><text:span text:style-name="T104">story </text:span><text:span text:style-name="T119">(</text:span><text:span text:style-name="T116">at this time</text:span><text:span text:style-name="T119">)</text:span><text:span text:style-name="T99">—</text:span><text:span text:style-name="T100">or it </text:span><text:span text:style-name="T96">may have </text:span><text:span text:style-name="T99">special </text:span><text:span text:style-name="T111">fictional </text:span><text:span text:style-name="T99">restrictions </text:span><text:span text:style-name="T101">or implications</text:span><text:span text:style-name="T95">.</text:span><text:span text:style-name="T94"> </text:span><text:span text:style-name="T96">Talk to the GM</text:span><text:span text:style-name="T98"> </text:span><text:span text:style-name="T117">about</text:span><text:span text:style-name="T103"> taking</text:span><text:span text:style-name="T102"> </text:span><text:span text:style-name="T118">a</text:span><text:span text:style-name="T120">ny</text:span><text:span text:style-name="T118"> </text:span><text:span text:style-name="T813">🗣</text:span><text:span text:style-name="T93"> </text:span><text:span text:style-name="T110">option</text:span><text:span text:style-name="T93">. </text:span><text:span text:style-name="T113">Please </text:span><text:span text:style-name="T115">be cool </text:span><text:span text:style-name="T112">if </text:span><text:span text:style-name="T118">it’s </text:span><text:span text:style-name="T114">un</text:span><text:span text:style-name="T112">available; </text:span><text:span text:style-name="T153">boundaries</text:span><text:span text:style-name="T152"> define </text:span><text:span text:style-name="T154">stories.</text:span></text:p>
      <text:p text:style-name="P10"><text:span text:style-name="T142"/></text:p>
      <text:p text:style-name="P27"><text:span text:style-name="T683">(</text:span><text:span text:style-name="T682">Progress</text:span><text:span text:style-name="T683">)</text:span><text:span text:style-name="T682"> </text:span><text:span text:style-name="T684">B</text:span><text:span text:style-name="T682">ars</text:span><text:span text:style-name="T679"> </text:span><text:span text:style-name="T690">►</text:span><text:span text:style-name="T562"> </text:span><text:span text:style-name="T633">P</text:span><text:span text:style-name="T588">rogress bars</text:span><text:span text:style-name="T562"> are </text:span><text:span text:style-name="T569">a </text:span><text:span text:style-name="T634">GM-</text:span><text:span text:style-name="T635">managed </text:span><text:span text:style-name="T636">shared</text:span><text:span text:style-name="T634"> ⌞resource⌝</text:span><text:span text:style-name="T569"> </text:span><text:span text:style-name="T562">abstract</text:span><text:span text:style-name="T634">ly</text:span><text:span text:style-name="T562"> </text:span><text:span text:style-name="T634">representing</text:span><text:span text:style-name="T562"> </text:span><text:span text:style-name="T585">rising tension</text:span><text:span text:style-name="T574"> or </text:span><text:span text:style-name="T586">sustained </text:span><text:span text:style-name="T570">activit</text:span><text:span text:style-name="T585">y</text:span><text:span text:style-name="T575">. </text:span><text:span text:style-name="T571">A </text:span><text:span text:style-name="T588">bar </text:span><text:span text:style-name="T571">has a title and some number of ticks between </text:span><text:span text:style-name="T617">2</text:span><text:span text:style-name="T571"> and 8. </text:span><text:span text:style-name="T573">When the last tick is filled</text:span><text:span text:style-name="T572">, </text:span><text:span text:style-name="T576">whatever the title says happens.</text:span></text:p>
      <text:p text:style-name="P27"><text:span text:style-name="T576"/></text:p>
      <text:p text:style-name="P28"><text:span text:style-name="T747">T</text:span><text:span text:style-name="T744">ick a </text:span><text:span text:style-name="T748">bar</text:span><text:span text:style-name="T679"> </text:span><text:span text:style-name="T690">►</text:span><text:span text:style-name="T562"> </text:span><text:span text:style-name="T589">When the GM or a move says to tick a ⌞bar</text:span><text:span text:style-name="T627">⌝</text:span><text:span text:style-name="T589">, fill one tick on it.</text:span><text:span text:style-name="T590"> If they say to tick it some number of times, fill that many ticks.</text:span></text:p>
      <text:p text:style-name="P41"><text:soft-page-break/><text:span text:style-name="T816">Resource points ►</text:span><text:span text:style-name="T143"> If applicable, </text:span><text:span text:style-name="T144">e</text:span><text:span text:style-name="T32">ach point of a </text:span><text:span text:style-name="T236">particular ⌞r</text:span><text:span text:style-name="T32">esource</text:span><text:span text:style-name="T627">⌝</text:span><text:span text:style-name="T632"> is</text:span><text:span text:style-name="T32"> </text:span><text:span text:style-name="T136">tracked</text:span><text:span text:style-name="T32"> with a</text:span><text:span text:style-name="T22"> </text:span><text:span text:style-name="T31">▢—</text:span><text:span text:style-name="T146">maybe</text:span><text:span text:style-name="T145"> with </text:span><text:span text:style-name="T148">an </text:span><text:span text:style-name="T147">individual </text:span><text:span text:style-name="T145">note attached</text:span><text:span text:style-name="T31">. </text:span><text:span text:style-name="T237">Some resources come in ranks </text:span><text:span text:style-name="T137">with </text:span><text:span text:style-name="T514">○</text:span><text:span text:style-name="T238">, </text:span><text:span text:style-name="T239">permitting you to </text:span><text:span text:style-name="T62">buy </text:span><text:span text:style-name="T239">more </text:span><text:span text:style-name="T31">▢</text:span><text:span text:style-name="T237">.</text:span></text:p>
      <text:p text:style-name="P4"/>
      <text:p text:style-name="P11"><text:span text:style-name="T29">When you </text:span><text:span text:style-name="T30">restore or </text:span><text:span text:style-name="T29">gain a resource, fill a </text:span><text:span text:style-name="T31">▢. </text:span><text:span text:style-name="T32">You cannot have more of a </text:span><text:span text:style-name="T33">r</text:span><text:span text:style-name="T32">esource than you </text:span><text:span text:style-name="T34">have </text:span><text:span text:style-name="T31">▢ </text:span><text:span text:style-name="T32">for </text:span><text:span text:style-name="T138">it</text:span><text:span text:style-name="T32">. </text:span><text:span text:style-name="T35">If all your </text:span><text:span text:style-name="T31">▢</text:span><text:span text:style-name="T35"> are full when you’re supposed to gain the resource, just don’t fill anything.</text:span></text:p>
      <text:p text:style-name="P4"/>
      <text:p text:style-name="P29"><text:span text:style-name="T517">When you spend or lose a resource, erase a filled </text:span><text:span text:style-name="T516">▢. </text:span><text:span text:style-name="T517">If you don’t have any filled </text:span><text:span text:style-name="T516">▢, </text:span><text:span text:style-name="T534">you can’t do move</text:span><text:span text:style-name="T536">s</text:span><text:span text:style-name="T534"> requiring you to </text:span><text:span text:style-name="T751">spend</text:span><text:span text:style-name="T534"> </text:span><text:span text:style-name="T537">that </text:span><text:span text:style-name="T534">resource</text:span><text:span text:style-name="T517">. </text:span><text:span text:style-name="T535">On the </text:span><text:span text:style-name="T539">other hand</text:span><text:span text:style-name="T534">, if a </text:span><text:span text:style-name="T528">move’</text:span><text:span text:style-name="T530">s effect</text:span><text:span text:style-name="T528"> tells you to </text:span><text:span text:style-name="T752">lose</text:span><text:span text:style-name="T528"> a resource </text:span><text:span text:style-name="T538">you’re out of</text:span><text:span text:style-name="T528">, just don’t erase anything—any other effects or consequences of the move still happen as normal, though.</text:span></text:p>
      <text:p text:style-name="P5"/>
      <text:p text:style-name="P6">Unless stated otherwise, you start the game with all resources full.</text:p>
      <text:p text:style-name="P6"/>
      <text:p text:style-name="P31"><text:span text:style-name="T254">Lose what you spend</text:span> ► <text:span text:style-name="T20">Unless stated otherwise </text:span><text:span text:style-name="T52">and regardless of where the cost appears in the move’s description </text:span><text:span text:style-name="T59">text</text:span><text:span text:style-name="T20">, you </text:span><text:span text:style-name="T53">lose </text:span><text:span text:style-name="T54">a</text:span><text:span text:style-name="T20"> move’s cost</text:span><text:span text:style-name="T55">(</text:span><text:span text:style-name="T20">s</text:span><text:span text:style-name="T55">)</text:span><text:span text:style-name="T20"> </text:span><text:span text:style-name="T757">immediately before you roll</text:span><text:span text:style-name="T770"> </text:span><text:span text:style-name="T778">and</text:span><text:span text:style-name="T777"> determine results</text:span><text:span text:style-name="T770">. </text:span><text:span text:style-name="T777">If there’s no roll, </text:span><text:span text:style-name="T782">you just lose the ⌞resource⌝</text:span><text:span text:style-name="T777"> before the effect takes place.</text:span></text:p>
      <text:p text:style-name="P31"><text:span text:style-name="T777"/></text:p>
      <text:p text:style-name="P80"><text:span text:style-name="T681">Harm</text:span><text:span text:style-name="T680"> ► </text:span><text:span text:style-name="T577">Harm is abstract </text:span><text:span text:style-name="T623">systemic or </text:span><text:span text:style-name="T606">traumatic </text:span><text:span text:style-name="T577">damage </text:span><text:span text:style-name="T605">(not necessarily physical)</text:span><text:span text:style-name="T577"> </text:span><text:span text:style-name="T613">sustained by something</text:span><text:span text:style-name="T603"> </text:span><text:span text:style-name="T614">living</text:span><text:span text:style-name="T578">. </text:span><text:span text:style-name="T579">A single injury can do 1-3 harm. </text:span><text:span text:style-name="T591">Unless a move says specifically how much harm it does, just use common sense </text:span><text:span text:style-name="T592">and the scale below.</text:span></text:p>
      <text:p text:style-name="P61"/>
      <text:p text:style-name="P44"><text:span text:style-name="T580">The scale </text:span><text:span text:style-name="T579">is calibrated </text:span><text:span text:style-name="T580">roughly</text:span><text:span text:style-name="T579"> to the human body. </text:span><text:span text:style-name="T607">A bunch of small </text:span><text:span text:style-name="T593">injuries or one </text:span><text:span text:style-name="T608">serious</text:span><text:span text:style-name="T593"> injury—</text:span><text:span text:style-name="T610">you want a doctor—</text:span><text:span text:style-name="T593">1 harm. </text:span><text:span text:style-name="T604">A </text:span><text:span text:style-name="T609">l</text:span><text:span text:style-name="T593">ife-threatening </text:span><text:span text:style-name="T604">injury</text:span><text:span text:style-name="T593">—</text:span><text:span text:style-name="T610">you </text:span><text:span text:style-name="T693">need</text:span><text:span text:style-name="T610"> a doctor—</text:span><text:span text:style-name="T593">2 harm.</text:span><text:span text:style-name="T581"> </text:span><text:span text:style-name="T604">An injury likely</text:span><text:span text:style-name="T593"> to outright kill a vanilla human—</text:span><text:span text:style-name="T611">too late </text:span><text:span text:style-name="T612">for a doctor—</text:span><text:span text:style-name="T593">3 harm</text:span><text:span text:style-name="T612">.</text:span></text:p>
      <text:p text:style-name="P62"/>
      <text:p text:style-name="P46"><text:span text:style-name="T650">That’s </text:span><text:span text:style-name="T649">only </text:span><text:span text:style-name="T650">for </text:span><text:span text:style-name="T649">living stuff:</text:span><text:span text:style-name="T562"> </text:span><text:span text:style-name="T649">i</text:span><text:span text:style-name="T622">f want </text:span><text:span text:style-name="T626">to “hurt” </text:span><text:span text:style-name="T622">something inanimate, ⌞</text:span><text:span text:style-name="T739">g</text:span><text:span text:style-name="T738">o apeshit⌝ </text:span><text:span text:style-name="T622">on it.</text:span></text:p>
      <text:p text:style-name="P46"><text:span text:style-name="T622"/></text:p>
      <text:p text:style-name="P32">Status ► <text:span text:style-name="T20">A status is a </text:span><text:span text:style-name="T27">short, </text:span><text:span text:style-name="T92">free-form </text:span><text:span text:style-name="T27">phrase describing a </text:span><text:span text:style-name="T20">condition or state that is true; </text:span><text:span text:style-name="T24">about you, anybody else, an item, or place. </text:span><text:span text:style-name="T25">When a move or the GM says you or something of yours gets a status, write it down. As long as it’s written down, no aspect of the fiction can violate its truth.</text:span></text:p>
      <text:p text:style-name="P32"><text:span text:style-name="T25"/></text:p>
      <text:p text:style-name="P33"><text:span text:style-name="T247">Remove a status</text:span> ►<text:span text:style-name="T20"> </text:span><text:span text:style-name="T60">E</text:span><text:span text:style-name="T28">rase</text:span><text:span text:style-name="T20"> a ⌞status⌝ when a move or the GM says you can, or when it no longer makes sense for it to be true.</text:span></text:p>
      <text:p text:style-name="P33"><text:span text:style-name="T20"/></text:p>
      <text:p text:style-name="P63"><text:span text:style-name="T253">Exploit </text:span><text:span text:style-name="T255">a </text:span><text:span text:style-name="T253">status</text:span><text:span text:style-name="T819"> ►</text:span><text:span text:style-name="T155"> </text:span><text:span text:style-name="T156">When you </text:span><text:span text:style-name="T157">make </text:span><text:span text:style-name="T156">a ⌞</text:span><text:span text:style-name="T158">story move⌝</text:span><text:span text:style-name="T156">, </text:span><text:span text:style-name="T159">you can </text:span><text:span text:style-name="T160">describe</text:span><text:span text:style-name="T156"> how you’re capitalizing on a ⌞</text:span><text:span text:style-name="T161">status⌝ </text:span><text:span text:style-name="T162">(yours or otherwise)</text:span><text:span text:style-name="T161"> </text:span><text:span text:style-name="T163">to</text:span><text:span text:style-name="T164"> </text:span><text:span text:style-name="T165">add </text:span><text:span text:style-name="T164">+1 on your move. </text:span><text:span text:style-name="T166">You can only exploit </text:span><text:span text:style-name="T167">one</text:span><text:span text:style-name="T166"> status </text:span><text:span text:style-name="T168">per </text:span><text:span text:style-name="T166">move.</text:span></text:p>
      <text:p text:style-name="P63"><text:span text:style-name="T166"/></text:p>
      <text:p text:style-name="P30"><text:span text:style-name="T258">Read the dice</text:span><text:span text:style-name="T811"> ►</text:span><text:span text:style-name="T56"> </text:span><text:span text:style-name="T23"><text:s/></text:span><text:span text:style-name="T57">When you roll, you’ll get a number </text:span><text:span text:style-name="T78">between</text:span><text:span text:style-name="T57"> </text:span><text:span text:style-name="T90">(-1)</text:span><text:span text:style-name="T57"> </text:span><text:span text:style-name="T79">and </text:span><text:span text:style-name="T57">15. </text:span><text:span text:style-name="T184">R</text:span><text:span text:style-name="T180">esults are </text:span><text:span text:style-name="T181">define</text:span><text:span text:style-name="T183">d </text:span><text:span text:style-name="T191">not in terms of success and failure, but </text:span><text:span text:style-name="T180">how your roll affects your </text:span><text:span text:style-name="T182">metaphorical </text:span><text:span text:style-name="T189">narrative </text:span><text:span text:style-name="T180">“momentum” </text:span><text:span text:style-name="T192">going forward</text:span><text:span text:style-name="T18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7">Range</text:p>
          </table:table-cell>
          <table:table-cell table:style-name="Table1.A1" office:value-type="string">
            <text:p text:style-name="P88">Result</text:p>
          </table:table-cell>
          <table:table-cell table:style-name="Table1.A1" office:value-type="string">
            <text:p text:style-name="P89">Icon</text:p>
          </table:table-cell>
        </table:table-row>
        <table:table-row>
          <table:table-cell table:style-name="Table1.A1" office:value-type="string">
            <text:p text:style-name="P90">12-<text:span text:style-name="T810">15</text:span></text:p>
          </table:table-cell>
          <table:table-cell table:style-name="Table1.A1" office:value-type="string">
            <text:p text:style-name="P91">Gain <text:span text:style-name="T823">Momentum</text:span></text:p>
          </table:table-cell>
          <table:table-cell table:style-name="Table1.A1" office:value-type="string">
            <text:p text:style-name="P12">🡕</text:p>
          </table:table-cell>
        </table:table-row>
        <table:table-row>
          <table:table-cell table:style-name="Table1.A1" office:value-type="string">
            <text:p text:style-name="P90">10-11</text:p>
          </table:table-cell>
          <table:table-cell table:style-name="Table1.A1" office:value-type="string">
            <text:p text:style-name="P91">Carr<text:span text:style-name="T821">y Momentum</text:span></text:p>
          </table:table-cell>
          <table:table-cell table:style-name="Table1.A1" office:value-type="string">
            <text:p text:style-name="P12">🡒</text:p>
          </table:table-cell>
        </table:table-row>
        <table:table-row>
          <table:table-cell table:style-name="Table1.A1" office:value-type="string">
            <text:p text:style-name="P90">7-9</text:p>
          </table:table-cell>
          <table:table-cell table:style-name="Table1.A1" office:value-type="string">
            <text:p text:style-name="P34"><text:span text:style-name="T511">Los</text:span><text:span text:style-name="T558">e Momentum</text:span></text:p>
          </table:table-cell>
          <table:table-cell table:style-name="Table1.A1" office:value-type="string">
            <text:p text:style-name="P12">🡖</text:p>
          </table:table-cell>
        </table:table-row>
        <table:table-row table:style-name="Table1.5">
          <table:table-cell table:style-name="Table1.A1" office:value-type="string">
            <text:p text:style-name="P90"><text:span text:style-name="T812">(-1)</text:span>-6</text:p>
          </table:table-cell>
          <table:table-cell table:style-name="Table1.B5" office:value-type="string">
            <text:p text:style-name="P7">Stall Momentum</text:p>
          </table:table-cell>
          <table:table-cell table:style-name="Table1.A1" office:value-type="string">
            <text:p text:style-name="P12">🡓</text:p>
          </table:table-cell>
        </table:table-row>
      </table:table>
      <text:p text:style-name="P64"><text:span text:style-name="T187"/></text:p>
      <text:p text:style-name="P64"><text:span text:style-name="T187">Groups </text:span><text:span text:style-name="T188">written </text:span><text:span text:style-name="T173">together </text:span><text:span text:style-name="T174">(</text:span><text:span text:style-name="T175">e.g. </text:span><text:span text:style-name="T820">🡕🡒</text:span><text:span text:style-name="T175">) </text:span><text:span text:style-name="T172">mean </text:span><text:span text:style-name="T765">any</text:span><text:span text:style-name="T172"> of </text:span><text:span text:style-name="T176">the </text:span><text:span text:style-name="T177">results </text:span><text:span text:style-name="T178">in that </text:span><text:span text:style-name="T179">specific </text:span><text:span text:style-name="T178">group</text:span><text:span text:style-name="T172">. </text:span><text:span text:style-name="T193">Read this like “gain or carry momentum”.</text:span></text:p>
      <text:p text:style-name="P64"><text:span text:style-name="T193"/></text:p>
      <text:p text:style-name="P47"><text:span text:style-name="T257">Roll</text:span><text:span text:style-name="T756"> ►</text:span><text:span text:style-name="T149"> </text:span><text:span text:style-name="T185">Rolls are indicated by a </text:span><text:span text:style-name="T686">⊞</text:span><text:span text:style-name="T640"> </text:span><text:span text:style-name="T641">in </text:span><text:span text:style-name="T642">move </text:span><text:span text:style-name="T664">text </text:span><text:span text:style-name="T663">like:</text:span></text:p>
      <text:list xml:id="list149627609" text:style-name="L3">
        <text:list-item>
          <text:p text:style-name="P36"><text:span text:style-name="T670">w</text:span><text:span text:style-name="T641">ith an </text:span><text:span text:style-name="T643">⌞aptitude⌝: </text:span><text:span text:style-name="T729">⊞</text:span><text:span text:style-name="T730">Nu</text:span><text:span text:style-name="T731">r</text:span><text:span text:style-name="T730">ture</text:span><text:span text:style-name="T641">. </text:span></text:p>
        </text:list-item>
        <text:list-item>
          <text:p text:style-name="P36"><text:span text:style-name="T670">w</text:span><text:span text:style-name="T644">ith a number: </text:span><text:span text:style-name="T729">⊞</text:span><text:span text:style-name="T730">-</text:span><text:span text:style-name="T732">1</text:span><text:span text:style-name="T644"> or </text:span><text:span text:style-name="T729">⊞</text:span><text:span text:style-name="T732">+0</text:span><text:span text:style-name="T644">.</text:span></text:p>
        </text:list-item>
        <text:list-item>
          <text:p text:style-name="P36"><text:span text:style-name="T670">w</text:span><text:span text:style-name="T658">ith </text:span><text:span text:style-name="T671">a </text:span><text:span text:style-name="T672">new</text:span><text:span text:style-name="T671"> </text:span><text:span text:style-name="T733">custom </text:span><text:span text:style-name="T734">bold </text:span><text:span text:style-name="T735">t</text:span><text:span text:style-name="T736">erm</text:span><text:span text:style-name="T671"> </text:span><text:span text:style-name="T673">defined</text:span><text:span text:style-name="T674"> </text:span><text:span text:style-name="T675">earlier in that </text:span><text:span text:style-name="T676">move’</text:span><text:span text:style-name="T672">s</text:span><text:span text:style-name="T676"> </text:span><text:span text:style-name="T677">text.</text:span></text:p>
        </text:list-item>
      </text:list>
      <text:p text:style-name="P37"><text:span text:style-name="T644"/></text:p>
      <text:p text:style-name="P48"><text:span text:style-name="T721">R</text:span><text:span text:style-name="T710">oll ⌊2d6 </text:span><text:span text:style-name="T714">+ </text:span><text:span text:style-name="T724">bold text</text:span><text:span text:style-name="T714">⌋</text:span><text:span text:style-name="T711"> </text:span><text:span text:style-name="T713">and </text:span><text:span text:style-name="T749">⌞read the dice⌝</text:span><text:span text:style-name="T712">.</text:span></text:p>
      <text:p text:style-name="P49"><text:span text:style-name="T712"/></text:p>
      <text:p text:style-name="P50"><text:span text:style-name="T712">U</text:span><text:span text:style-name="T715">nless </text:span><text:span text:style-name="T720">stated </text:span><text:span text:style-name="T715">otherwise,</text:span><text:span text:style-name="T716"> </text:span><text:span text:style-name="T717">the </text:span><text:span text:style-name="T719">effect</text:span><text:span text:style-name="T717"> of your roll is described by the next momentum icons </text:span><text:span text:style-name="T720">(</text:span><text:span text:style-name="T728">🡕🡒🡖🡓</text:span><text:span text:style-name="T720">)</text:span><text:span text:style-name="T717">.</text:span></text:p>
      <text:p text:style-name="P50"><text:span text:style-name="T711"/></text:p>
      <text:p text:style-name="P51"><text:span text:style-name="T687">M</text:span><text:span text:style-name="T679">odifiers ►</text:span><text:span text:style-name="T562"> </text:span><text:span text:style-name="T647">A </text:span><text:span text:style-name="T562">move or the GM may </text:span><text:span text:style-name="T659">say you get</text:span><text:span text:style-name="T646"> </text:span><text:span text:style-name="T688">±</text:span><text:span text:style-name="T689">y</text:span><text:span text:style-name="T646"> </text:span><text:span text:style-name="T660">on </text:span><text:span text:style-name="T646">a move. </text:span><text:span text:style-name="T647">Sum </text:span><text:span text:style-name="T648">individual modifiers </text:span><text:span text:style-name="T651">(mind the signs)</text:span><text:span text:style-name="T647">, then cap the total modifier at </text:span><text:span text:style-name="T646">±</text:span><text:span text:style-name="T647">3. </text:span><text:span text:style-name="T652">Your total roll is ⌊</text:span><text:span text:style-name="T653">regular roll</text:span><text:span text:style-name="T652"> + total modifier⌋.</text:span></text:p>
      <text:p text:style-name="P51"><text:span text:style-name="T652"/></text:p>
      <text:p text:style-name="P59"><text:span text:style-name="T818">Alternate rolls ►</text:span><text:span text:style-name="T58"> </text:span><text:span text:style-name="T186">If a move says</text:span><text:span text:style-name="T169"> “</text:span><text:span text:style-name="T272">⊞</text:span><text:span text:style-name="T273">something </text:span><text:span text:style-name="T274">weird </text:span><text:span text:style-name="T346">for another move”, </text:span><text:span text:style-name="T347">use th</text:span><text:span text:style-name="T348">e weird</text:span><text:span text:style-name="T347"> roll </text:span><text:span text:style-name="T349">in the child move </text:span><text:span text:style-name="T347">instead of whatever the normal rol</text:span><text:span text:style-name="T349">l </text:span><text:span text:style-name="T350">is. </text:span><text:span text:style-name="T361">M</text:span><text:span text:style-name="T351">odifiers apply normally.</text:span></text:p>
      <text:p text:style-name="P59"><text:span text:style-name="T351"/></text:p>
      <text:p text:style-name="P45"><text:span text:style-name="T685">Low/Zero Effect ►</text:span><text:span text:style-name="T615"> </text:span><text:span text:style-name="T584">When you’re describing </text:span><text:span text:style-name="T616">how you make </text:span><text:span text:style-name="T584">a ⌞</text:span><text:span text:style-name="T637">story</text:span><text:span text:style-name="T584"> move⌝, the GM might </text:span><text:span text:style-name="T624">say</text:span><text:span text:style-name="T584"> you’</text:span><text:span text:style-name="T621">ll have </text:span><text:span text:style-name="T584">Low</text:span><text:span text:style-name="T587"> </text:span><text:span text:style-name="T667">Effect </text:span><text:span text:style-name="T666">or </text:span><text:span text:style-name="T584">Zero Effect. </text:span><text:span text:style-name="T704">This means even </text:span><text:span text:style-name="T718">on</text:span><text:span text:style-name="T706"> </text:span><text:span text:style-name="T725">🡕🡒</text:span><text:span text:style-name="T814">,</text:span><text:span text:style-name="T704"> you </text:span><text:span text:style-name="T705">won’t </text:span><text:span text:style-name="T704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span text:style-name="T384">Author</text:span><text:span text:style-name="T383"> ► </text:span><text:span text:style-name="T364">Mutagen </text:span><text:span text:style-name="T365">RPG Engine</text:span><text:span text:style-name="T364"> </text:span><text:span text:style-name="T366">©</text:span><text:span text:style-name="T363"> 2021 Aubrey R. Jones</text:span></text:p>
            <text:p text:style-name="P39"><text:span text:style-name="T363">https://github.com/aubreyrjones/mutagen/</text:span></text:p>
            <text:p text:style-name="P67"><text:span text:style-name="T370">Available under CC-</text:span><text:span text:style-name="T368">BY</text:span><text:span text:style-name="T367">-SA </text:span><text:span text:style-name="T369">4.0</text:span><text:span text:style-name="T370"> license.</text:span></text:p>
          </table:table-cell>
        </table:table-row>
      </table:table>
      <text:p text:style-name="P68"><text:span text:style-name="T275">⚠</text:span><text:span text:style-name="T352">Critical </text:span><text:span text:style-name="T353">Concept</text:span><text:span text:style-name="T275">⚠</text:span></text:p>
      <text:p text:style-name="P52"><text:span text:style-name="T726">S</text:span><text:span text:style-name="T723">tory </text:span><text:span text:style-name="T727">m</text:span><text:span text:style-name="T723">oves</text:span><text:span text:style-name="T679"> ►</text:span><text:span text:style-name="T562"> </text:span><text:span text:style-name="T618">Story ⌞moves⌝ </text:span><text:span text:style-name="T619">decide</text:span><text:span text:style-name="T618"> what happens next when you </text:span><text:span text:style-name="T620">act in the face of </text:span><text:span text:style-name="T618">conflict, risk, or adversity </text:span><text:span text:style-name="T620">to get what you want</text:span><text:span text:style-name="T618">. </text:span><text:span text:style-name="T594">The</text:span><text:span text:style-name="T596">y </text:span><text:span text:style-name="T597">serve the same purpose as </text:span><text:span text:style-name="T598">system</text:span><text:span text:style-name="T597"> rules in </text:span><text:span text:style-name="T599">other </text:span><text:span text:style-name="T597">games, but in a </text:span><text:span text:style-name="T601">flexible</text:span><text:span text:style-name="T597"> way that puts the</text:span><text:span text:style-name="T594"> fiction first</text:span><text:span text:style-name="T595">. </text:span><text:span text:style-name="T600">They answer “okay, </text:span><text:span text:style-name="T602">so </text:span><text:span text:style-name="T600">what happens </text:span><text:span text:style-name="T665">then</text:span><text:span text:style-name="T600">?”</text:span></text:p>
      <text:p text:style-name="P65"/>
      <text:p text:style-name="P53"><text:span text:style-name="T694">Most moves </text:span><text:span text:style-name="T696">flatly </text:span><text:span text:style-name="T694">describe something you can do, but they </text:span><text:span text:style-name="T695">don’t address why you’re doing it, what you hope to </text:span><text:span text:style-name="T702">ultimately </text:span><text:span text:style-name="T695">achieve. </text:span><text:span text:style-name="T694">A metaphor: you slam on the brakes </text:span><text:span text:style-name="T703">while</text:span><text:span text:style-name="T700"> </text:span><text:span text:style-name="T694">you're driving, but are you </text:span><text:span text:style-name="T701">trying</text:span><text:span text:style-name="T694"> to </text:span><text:span text:style-name="T691">avoid</text:span><text:span text:style-name="T694"> or to </text:span><text:span text:style-name="T691">cause</text:span><text:span text:style-name="T694"> a collision? </text:span><text:span text:style-name="T697">Another: you fence with the Du</text:span><text:span text:style-name="T698">chess,</text:span><text:span text:style-name="T697"> but are you trying to </text:span><text:span text:style-name="T692">kill</text:span><text:span text:style-name="T697"> or </text:span><text:span text:style-name="T699">to</text:span><text:span text:style-name="T697"> </text:span><text:span text:style-name="T692">teach</text:span><text:span text:style-name="T697"> h</text:span><text:span text:style-name="T698">er</text:span><text:span text:style-name="T697">?</text:span></text:p>
      <text:p text:style-name="P69"/>
      <text:p text:style-name="P73"><text:span text:style-name="T20">Each story move follows </text:span><text:span text:style-name="T68">the same</text:span><text:span text:style-name="T20"> formula: </text:span><text:span text:style-name="T69">i</text:span><text:span text:style-name="T20">t states </text:span><text:span text:style-name="T80">what you want </text:span><text:span text:style-name="T106">to achieve</text:span><text:span text:style-name="T20">, and it gives </text:span><text:span text:style-name="T66">a hint at</text:span><text:span text:style-name="T65"> </text:span><text:span text:style-name="T81">how you’re trying to get it</text:span><text:span text:style-name="T65">. </text:span><text:span text:style-name="T70">When figuring out </text:span><text:span text:style-name="T73">which </text:span><text:span text:style-name="T70">story move </text:span><text:span text:style-name="T71">you’re making</text:span><text:span text:style-name="T70">, t</text:span><text:span text:style-name="T67">he hint </text:span><text:span text:style-name="T82">about </text:span><text:span text:style-name="T107">method</text:span><text:span text:style-name="T67"> is </text:span><text:span text:style-name="T780">less</text:span><text:span text:style-name="T67"> important than the part about</text:span><text:span text:style-name="T781"> </text:span><text:span text:style-name="T792">your </text:span><text:span text:style-name="T759">intent</text:span><text:span text:style-name="T792">.</text:span></text:p>
      <text:p text:style-name="P70"/>
      <text:p text:style-name="P74"><text:span text:style-name="T781">There aren’t many </text:span><text:span text:style-name="T784">story moves</text:span><text:span text:style-name="T785">; </text:span><text:span text:style-name="T786">they’re</text:span><text:span text:style-name="T781"> </text:span><text:span text:style-name="T787">mostly in the</text:span><text:span text:style-name="T781"> Common playbook. I intend them to be </text:span><text:span text:style-name="T788">fairly universal</text:span><text:span text:style-name="T781">. </text:span><text:span text:style-name="T791">P</text:span><text:span text:style-name="T789">lease </text:span><text:span text:style-name="T781">think metaphorically when applying them to weird situations.</text:span></text:p>
      <text:p text:style-name="P72"/>
      <text:p text:style-name="P75"><text:span text:style-name="T259">Make</text:span><text:span text:style-name="T260"> </text:span><text:span text:style-name="T261">a </text:span><text:span text:style-name="T260">story move</text:span><text:span text:style-name="T3"> ► </text:span><text:span text:style-name="T20">When you make a </text:span><text:span text:style-name="T276">⌞story move⌝</text:span><text:span text:style-name="T20">, describe how you’re trying to achieve your goal </text:span><text:span text:style-name="T74">in-game</text:span><text:span text:style-name="T20">. </text:span><text:span text:style-name="T72">Be specific. </text:span><text:span text:style-name="T87">Wait a sec before rolling; the GM might have something to say.</text:span></text:p>
      <text:p text:style-name="P76"><text:span text:style-name="T20"/></text:p>
      <text:p text:style-name="P77"><text:span text:style-name="T240">If no other move is saying what to roll with, d</text:span><text:span text:style-name="T108">ecide</text:span><text:span text:style-name="T76"> </text:span><text:span text:style-name="T241">if your </text:span><text:span text:style-name="T242">action </text:span><text:span text:style-name="T241">description depends </text:span><text:span text:style-name="T768">logically and </text:span><text:span text:style-name="T758">primarily</text:span><text:span text:style-name="T241"> on </text:span><text:span text:style-name="T16">an</text:span><text:span text:style-name="T4">y</text:span><text:span text:style-name="T16"> </text:span><text:span text:style-name="T17">appropriate </text:span><text:span text:style-name="T241">⌞</text:span><text:span text:style-name="T16">aptitude</text:span><text:span text:style-name="T241">⌝ you’ve got. </text:span><text:span text:style-name="T243">U</text:span><text:span text:style-name="T75">se common sense </text:span><text:span text:style-name="T151">and talk </text:span><text:span text:style-name="T244">as a table.</text:span></text:p>
      <text:p text:style-name="P77"><text:span text:style-name="T559"/></text:p>
      <text:p text:style-name="P81"><text:span text:style-name="T6">⊞</text:span><text:span text:style-name="T18">A</text:span><text:span text:style-name="T19">ny </text:span><text:span text:style-name="T7">appropriate </text:span><text:span text:style-name="T6">aptitude</text:span><text:span text:style-name="T150">;</text:span><text:span text:style-name="T245"> </text:span><text:span text:style-name="T769">or</text:span><text:span text:style-name="T245"> </text:span><text:span text:style-name="T6">⊞-1</text:span><text:span text:style-name="T150"> </text:span><text:span text:style-name="T245">if you don’t have one that applies.</text:span></text:p>
      <text:p text:style-name="P78"><text:span text:style-name="T245"/></text:p>
      <text:p text:style-name="P79"><text:span text:style-name="T77">The GM playbook has stuff</text:span><text:span text:style-name="T20"> about what might happen for each story move, but </text:span><text:span text:style-name="T88">the</text:span><text:span text:style-name="T170">y </text:span><text:span text:style-name="T171">share </text:span><text:span text:style-name="T170">this formula:</text:span></text:p>
      <text:p text:style-name="P71"/>
      <text:p text:style-name="P85"><text:span text:style-name="T560">🡕</text:span><text:span text:style-name="T511"> </text:span><text:span text:style-name="T513">Y</text:span><text:span text:style-name="T511">ou </text:span><text:span text:style-name="T555">get what you want</text:span><text:span text:style-name="T511"> </text:span><text:span text:style-name="T541">with </text:span><text:span text:style-name="T542">an</text:span><text:span text:style-name="T511"> </text:span><text:span text:style-name="T540">unexpected benefit</text:span><text:span text:style-name="T531">.</text:span></text:p>
      <text:p text:style-name="P82"><text:span text:style-name="T755">🡒</text:span><text:span text:style-name="T512"> </text:span><text:span text:style-name="T513">Y</text:span><text:span text:style-name="T512">ou </text:span><text:span text:style-name="T556">get basically what you want.</text:span></text:p>
      <text:p text:style-name="P83"><text:span text:style-name="T560">🡖</text:span><text:span text:style-name="T511"> </text:span><text:span text:style-name="T513">Y</text:span><text:span text:style-name="T511">ou </text:span><text:span text:style-name="T557">get what you want, but </text:span><text:span text:style-name="T511">there’s some trade-off, consequence, or complication.</text:span></text:p>
      <text:p text:style-name="P84"><text:span text:style-name="T679">🡓</text:span><text:span text:style-name="T582"> </text:span><text:span text:style-name="T583">It might not be your fault, but you </text:span><text:span text:style-name="T661">don’t get what you want—or you </text:span><text:span text:style-name="T662">do </text:span><text:span text:style-name="T661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2T07:59:01.381844244</dc:date>
    <meta:editing-duration>P13DT19H27M19S</meta:editing-duration>
    <meta:editing-cycles>4194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3" meta:word-count="2130" meta:character-count="11552" meta:non-whitespace-character-count="9518"/>
  </office:meta>
</office:document-meta>
</file>